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55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558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559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566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" style:family="table-cell" style:parent-style-name="Default" style:data-style-name="N3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54" style:family="table-cell" style:parent-style-name="Default" style:data-style-name="N10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9" style:family="table-cell" style:parent-style-name="Default" style:data-style-name="N4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1" style:family="table-cell" style:parent-style-name="Default" style:data-style-name="N119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1" style:family="table-cell" style:parent-style-name="Default" style:data-style-name="N11"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647" style:family="table-cell" style:parent-style-name="Default">
      <style:table-cell-properties fo:wrap-option="wrap"/>
    </style:style>
    <style:style style:name="ce176" style:family="table-cell" style:parent-style-name="Default" style:data-style-name="N10">
      <style:table-cell-properties fo:wrap-option="wrap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52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A2"/>
      <style:map style:condition="cell-content()=&quot;НЕТ&quot;" style:apply-style-name="Bad" style:base-cell-address="sh1.A2"/>
    </style:style>
    <style:style style:name="ce11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1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2" style:family="table-cell" style:parent-style-name="Default">
      <style:text-properties fo:font-style="italic" style:font-style-asian="italic" style:font-style-complex="italic"/>
    </style:style>
    <style:style style:name="ce863" style:family="table-cell" style:parent-style-name="Default">
      <style:table-cell-properties fo:border-bottom="none" fo:border-left="0.74pt solid #000000" fo:border-right="none" fo:border-top="none"/>
    </style:style>
    <style:style style:name="ce864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865" style:family="table-cell" style:parent-style-name="Accent_20_1">
      <style:table-cell-properties fo:border-bottom="none" fo:border-left="none" fo:border-right="0.74pt solid #000000" fo:border-top="none"/>
    </style:style>
    <style:style style:name="ce866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56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6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0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1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1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3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4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8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8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7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2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5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7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9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0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1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3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4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5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6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7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8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9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0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1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2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3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4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5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6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7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4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9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5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3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4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6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7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9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8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9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2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1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2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3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4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5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3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7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8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1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0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942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3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4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5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6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7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9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0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5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1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2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2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5" style:family="table-cell" style:parent-style-name="Default" style:data-style-name="N3">
      <style:table-cell-properties fo:background-color="#ffff00" fo:border="none"/>
    </style:style>
    <style:style style:name="ce956" style:family="table-cell" style:parent-style-name="Default" style:data-style-name="N115">
      <style:table-cell-properties fo:background-color="#ffff00" fo:border="none"/>
    </style:style>
    <style:style style:name="ce957" style:family="table-cell" style:parent-style-name="Default" style:data-style-name="N0">
      <style:table-cell-properties fo:background-color="#ffff00" fo:border="none"/>
    </style:style>
    <style:style style:name="ce958" style:family="table-cell" style:parent-style-name="Default">
      <style:table-cell-properties fo:background-color="#ffff00" fo:border="none"/>
    </style:style>
    <style:style style:name="ce959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0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1" style:family="table-cell" style:parent-style-name="Default">
      <style:table-cell-properties fo:background-color="#ffff00"/>
    </style:style>
    <style:style style:name="ce962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3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4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5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6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7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9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1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5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7" style:family="table-cell" style:parent-style-name="Default" style:data-style-name="N4">
      <style:table-cell-properties fo:background-color="#eeeeee"/>
    </style:style>
    <style:style style:name="ce978" style:family="table-cell" style:parent-style-name="Default">
      <style:table-cell-properties fo:background-color="#eeeeee"/>
    </style:style>
    <style:style style:name="ce28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7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1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2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4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6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9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3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5" style:family="table-cell" style:parent-style-name="Default" style:data-style-name="N4">
      <style:table-cell-properties fo:background-color="transparent"/>
    </style:style>
    <style:style style:name="ce294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46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8" style:family="table-cell" style:parent-style-name="Default" style:data-style-name="N3">
      <style:table-cell-properties fo:background-color="transparent"/>
    </style:style>
    <style:style style:name="ce999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1000" style:family="table-cell" style:parent-style-name="Default" style:data-style-name="N0">
      <style:table-cell-properties fo:background-color="transparent"/>
    </style:style>
    <style:style style:name="ce1001" style:family="table-cell" style:parent-style-name="Default" style:data-style-name="N115">
      <style:table-cell-properties fo:background-color="transparent"/>
    </style:style>
    <style:style style:name="ce300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3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2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6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5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0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5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4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7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019" style:family="table-cell" style:parent-style-name="Default" style:data-style-name="N115">
      <style:text-properties fo:font-weight="bold" style:font-weight-asian="bold" style:font-weight-complex="bold"/>
    </style:style>
    <style:style style:name="ce1020" style:family="table-cell" style:parent-style-name="Default" style:data-style-name="N4"/>
    <style:style style:name="ce1021" style:family="table-cell" style:parent-style-name="Default" style:data-style-name="N3"/>
    <style:style style:name="ce1022" style:family="table-cell" style:parent-style-name="Default" style:data-style-name="N0"/>
    <style:style style:name="ce1023" style:family="table-cell" style:parent-style-name="Default" style:data-style-name="N115"/>
    <style:style style:name="ce16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1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7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5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04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9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1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2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9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555"/>
        <table:table-column table:style-name="co1" table:default-cell-style-name="ce558"/>
        <table:table-column table:style-name="co1" table:default-cell-style-name="ce555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555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559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column table:style-name="co6" table:default-cell-style-name="ce647"/>
        <table:table-column table:style-name="co7" table:default-cell-style-name="ce652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o_not_print 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4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J6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J11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K12]*[.K13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J12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K4]+Q)/([.K15]*[.K5]*[.K14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3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5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J18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office:value-type="float" office:value="218500" calcext:value-type="float">
            <text:p>218500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K18]&gt;[.K1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K17]&lt;=[.K8];[.K17]&gt;=[.K7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K17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K17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K30]+2*[.K31]+2*[.K32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K27]/[.K26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1" table:formula="of:=IF(AND([.K28] &lt;= 5; [.K28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4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J30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K26]-2*[.K31]-2*[.K32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K17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K33]*([.K34]+[.K35]+[.K36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J33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K17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K5] / PI() / ([.K26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J35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4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K6]-2*3*[.K26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K6]+2*3*[.K26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K13]/[.K33]/[.K41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647" table:formula="of:=[.H39]" office:value-type="string" office:string-value="мм" calcext:value-type="string">
            <text:p>мм</text:p>
          </table:table-cell>
          <table:table-cell table:style-name="ce647" table:formula="of:=[.I39]" office:value-type="string" office:string-value="\delta_\text{бар}" calcext:value-type="string">
            <text:p>\delta_\text{бар}</text:p>
          </table:table-cell>
          <table:table-cell table:style-name="ce647" table:formula="of:=[.J39]" office:value-type="string" office:string-value="delta_bar" calcext:value-type="string">
            <text:p>delta_bar</text:p>
          </table:table-cell>
          <table:table-cell table:style-name="ce647" table:formula="of:=ROUND([.K39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(\frac{\pi}{4} \cdot (#2 ^2 - (#2 - 2 \x #3)^2)) \cdot \frac{7850}{10^9} \cdot 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K27]*(PI()/4*([.K26]^2 - ([.K26]-2*[.K40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K51]*[.K46]*[.K47]*[.K48]*[.K49]*[.K50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K4])*V_p/60 / 1000 / [.K52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\pi \x #1 \x #2}{#3 \x #4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K26]/1000*[.K55]/V_p/[.K5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K26]/2+50+[.K58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4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K26]-2*[.K68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H56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K70]*([.K74]*[.K75]/[.K76])^(1/3)" office:value-type="float" office:value="10868.0342350833" calcext:value-type="float">
            <text:p>10 86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4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H66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K4])*(g+[.K71])*[.K26]/1000 / 2 / [.K5] / [.K14] / [.K73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K72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 table:style-name="ce51" table:number-columns-repeated="2"/>
          <table:table-cell table:style-name="ce51" table:formula="of:=[.C76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ORG.LIBREOFFICE.ROUNDSIG([.K77]*[.K78]*[.K79]*[.K80]; 4)" office:value-type="float" office:value="12030000" calcext:value-type="float">
            <text:p>12 030 0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\pi \x #3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K5]/PI()/[.K26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5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5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1"/>
        </table:table-row>
        <table:table-row table:style-name="ro2">
          <table:table-cell table:number-columns-repeated="4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K82]-[.K63])/[.K63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K86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K83]&lt;=[.K65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K84]&gt;=[.K64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2">
          <table:table-cell table:number-columns-repeated="4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\pi \x #1 \x #2}{#3 \x #4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K55]*2*PI()*[.K26]/1000/2/[.K5]/[.K82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H98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566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H57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H5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566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H98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K101]*[.K102]*[.K103]*[.K104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H100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K4])*g*[.K26]/1000 / 2 / [.K5]/[.K82] / [.K52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K95]&gt;[.K100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1"/>
        </table:table-row>
        <table:table-row table:style-name="ro1">
          <table:table-cell table:number-columns-repeated="4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3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H98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K110]*[.K111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H109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K4]) *[.K26]/1000 *[.K52]/(2*[.K5]*[.K82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4"/>
          <table:table-cell table:style-name="ce5"/>
          <table:table-cell table:number-columns-repeated="16376"/>
        </table:table-row>
        <table:table-row table:style-name="ro2">
          <table:table-cell table:number-columns-repeated="4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H111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K98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4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K97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"/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K117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K114]&gt;=[.K109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6376"/>
        </table:table-row>
        <table:table-row table:style-name="ro1">
          <table:table-cell table:number-columns-repeated="4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\pi \x #1 \x \left( #2 \x #3 + (#4 + #5) \x \left( \dfrac{#6}{2 \x #7 \x #8} \right)^2 \x \dfrac{1}{#9} \right)}{#10 - #11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K55]/60*([.K128]*[.K129]+(Q+[.K4])*([.K26]/1000/2/[.K5]/[.K82])^2/[.K52])/([.K122]-[.K126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H123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K123]*[.K124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H114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K54]*1000/(2*PI()*[.K55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"/>
          <table:table-cell table:number-columns-repeated="16376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H122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K4])*[.K26]/1000/[.K52]/(2*[.K5]*[.K82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4"/>
          <table:table-cell table:style-name="ce5"/>
          <table:table-cell table:number-columns-repeated="16376"/>
        </table:table-row>
        <table:table-row table:style-name="ro4"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4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H96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K57]+[.K96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46">
          <table:table-cell table:number-columns-repeated="16381"/>
        </table:table-row>
        <table:table-row table:style-name="ro1">
          <table:table-cell table:number-columns-repeated="16381"/>
        </table:table-row>
        <table:named-expressions>
          <table:named-range table:name="everything" table:base-cell-address="$sh1.$B$1" table:cell-range-address="$sh1.$E:.$ALN"/>
        </table:named-expressions>
        <calcext:conditional-formats>
          <calcext:conditional-format calcext:target-range-address="sh1.L2:sh1.ALN94 sh1.A23:sh1.C24 sh1.A27:sh1.C28 sh1.A46:sh1.C49 sh1.A51:sh1.C52 sh1.E2:sh1.E120 sh1.H41:sh1.K94 sh1.H95:sh1.ALN99 sh1.H100:sh1.I104 sh1.K100:sh1.ALN104 sh1.H2:sh1.J7 sh1.E122:sh1.E1048576 sh1.H105:sh1.ALN1048576 sh1.H2:sh1.H39 sh1.I8:sh1.I39 sh1.J2:sh1.K39">
            <calcext:condition calcext:apply-style-name="Good" calcext:value="=&quot;ДА&quot;" calcext:base-cell-address="sh1.A2"/>
            <calcext:condition calcext:apply-style-name="Bad" calcext:value="=&quot;НЕТ&quot;" calcext:base-cell-address="sh1.A2"/>
            <calcext:condition calcext:apply-style-name="Footnote" calcext:value="is-error" calcext:base-cell-address="sh1.A2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863"/>
        <table:table-column table:style-name="co11" table:default-cell-style-name="ce865"/>
        <table:table-column table:style-name="co9" table:default-cell-style-name="ce113"/>
        <table:table-column table:style-name="co12" table:default-cell-style-name="ce401"/>
        <table:table-column table:style-name="co13" table:default-cell-style-name="ce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15" table:default-cell-style-name="ce113"/>
        <table:table-column table:style-name="co7" table:default-cell-style-name="ce942"/>
        <table:table-column table:style-name="co7" table:default-cell-style-name="ce20"/>
        <table:table-column table:style-name="co7" table:default-cell-style-name="ce277"/>
        <table:table-column table:style-name="co7" table:number-columns-repeated="2" table:default-cell-style-name="ce32"/>
        <table:table-column table:style-name="co7" table:default-cell-style-name="ce1035"/>
        <table:table-column table:style-name="co7" table:default-cell-style-name="Default"/>
        <table:table-column table:style-name="co1" table:number-columns-repeated="1014" table:default-cell-style-name="ce11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567"/>
          <table:table-cell table:style-name="ce589"/>
          <table:table-cell table:style-name="ce647" office:value-type="string" calcext:value-type="string">
            <text:p>description</text:p>
          </table:table-cell>
          <table:table-cell table:style-name="ce652" office:value-type="string" calcext:value-type="string">
            <text:p>tex_equation</text:p>
          </table:table-cell>
          <table:table-cell table:style-name="ce652" office:value-type="string" calcext:value-type="string">
            <text:p>unit_texput</text:p>
          </table:table-cell>
          <table:table-cell table:style-name="ce652" office:value-type="string" calcext:value-type="string">
            <text:p>texput</text:p>
          </table:table-cell>
          <table:table-cell table:style-name="Default"/>
          <table:table-cell table:style-name="ce696" office:value-type="string" calcext:value-type="string">
            <text:p>data</text:p>
          </table:table-cell>
          <table:table-cell table:style-name="Default" table:number-columns-repeated="2"/>
          <table:table-cell table:style-name="ce684"/>
          <table:table-cell table:style-name="ce690"/>
          <table:table-cell table:style-name="ce684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25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H4]" office:value-type="string" office:string-value="кг" calcext:value-type="string">
            <text:p>кг</text:p>
          </table:table-cell>
          <table:table-cell table:formula="of:=[$sh1.I4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25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26"/>
          <table:table-cell table:style-name="ce883" office:value-type="string" calcext:value-type="string">
            <text:p>Макс. статическая нагрузка на колесо, Н</text:p>
          </table:table-cell>
          <table:table-cell table:style-name="ce899" office:value-type="string" calcext:value-type="string">
            <text:p>максимальная статическая нагрузка на колесо</text:p>
          </table:table-cell>
          <table:table-cell table:style-name="ce919" office:value-type="string" calcext:value-type="string">
            <text:p>\frac{#1 + #2}{#3} \cdot #4</text:p>
          </table:table-cell>
          <table:table-cell table:style-name="ce919" office:value-type="string" calcext:value-type="string">
            <text:p>Н</text:p>
          </table:table-cell>
          <table:table-cell table:style-name="ce919" office:value-type="string" calcext:value-type="string">
            <text:p>P_\text{к.max}</text:p>
          </table:table-cell>
          <table:table-cell table:style-name="ce126" office:value-type="string" calcext:value-type="string">
            <text:p>P_kol_max</text:p>
          </table:table-cell>
          <table:table-cell table:style-name="ce943" table:formula="of:=ORG.LIBREOFFICE.ROUNDSIG(([.L11]+[.L12])/[.L13]*[.L15]; 3)" office:value-type="float" office:value="150000" calcext:value-type="float">
            <text:p>150 000</text:p>
          </table:table-cell>
          <table:table-cell table:style-name="ce971" table:formula="of:=([.M11]+[.M12])/[.M13]*[.M15]" office:value-type="float" office:value="150384.6513" calcext:value-type="float">
            <text:p>150 385</text:p>
          </table:table-cell>
          <table:table-cell table:style-name="ce989" table:formula="of:=([.N11]+[.N12])/[.N13]*[.N15]" office:value-type="float" office:value="150384.6513" calcext:value-type="float">
            <text:p>150 385</text:p>
          </table:table-cell>
          <table:table-cell table:style-name="ce1010" table:formula="of:=([.O11]+[.O12])/[.O13]*[.O15]" office:value-type="float" office:value="150384.6513" calcext:value-type="float">
            <text:p>150 385</text:p>
          </table:table-cell>
          <table:table-cell table:style-name="ce1010" table:formula="of:=([.P11]+[.P12])/[.P13]*[.P15]" office:value-type="float" office:value="150384.6513" calcext:value-type="float">
            <text:p>150 385</text:p>
          </table:table-cell>
          <table:table-cell table:style-name="ce103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26" table:number-columns-repeated="1013"/>
          <table:table-cell/>
        </table:table-row>
        <table:table-row table:style-name="ro8">
          <table:table-cell table:style-name="ce113"/>
          <table:table-cell table:number-columns-repeated="3"/>
          <table:table-cell table:style-name="ce130"/>
          <table:table-cell table:style-name="ce120" office:value-type="string" calcext:value-type="string">
            <text:p>Вес груза, Н</text:p>
          </table:table-cell>
          <table:table-cell table:style-name="ce900" office:value-type="string" calcext:value-type="string">
            <text:p>вес груза</text:p>
          </table:table-cell>
          <table:table-cell table:style-name="ce205" office:value-type="string" calcext:value-type="string">
            <text:p>#1 \x (#2 + #3)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_\text{гр}</text:p>
          </table:table-cell>
          <table:table-cell table:style-name="ce130" office:value-type="string" calcext:value-type="string">
            <text:p>G_g</text:p>
          </table:table-cell>
          <table:table-cell table:style-name="ce944" table:formula="of:=ORG.LIBREOFFICE.ROUNDSIG(g*(Q+[.L3]); 3)" office:value-type="float" office:value="402000" calcext:value-type="float">
            <text:p>402 000</text:p>
          </table:table-cell>
          <table:table-cell table:style-name="ce21" table:formula="of:=g*(Q+[.M3])" office:value-type="float" office:value="402366.96" calcext:value-type="float">
            <text:p>402 367</text:p>
          </table:table-cell>
          <table:table-cell table:style-name="ce287" table:formula="of:=g*(Q+[.N3])" office:value-type="float" office:value="402366.96" calcext:value-type="float">
            <text:p>402 367</text:p>
          </table:table-cell>
          <table:table-cell table:style-name="ce33" table:formula="of:=g*(Q+[.O3])" office:value-type="float" office:value="402366.96" calcext:value-type="float">
            <text:p>402 367</text:p>
          </table:table-cell>
          <table:table-cell table:style-name="ce33" table:formula="of:=g*(Q+[.P3])" office:value-type="float" office:value="402366.96" calcext:value-type="float">
            <text:p>402 367</text:p>
          </table:table-cell>
          <table:table-cell table:style-name="ce1037" table:formula="of:=g*(Q+[.Q3])" office:value-type="float" office:value="402366.96" calcext:value-type="float">
            <text:p>402 367</text:p>
          </table:table-cell>
          <table:table-cell/>
          <table:table-cell table:style-name="ce130" table:number-columns-repeated="1013"/>
          <table:table-cell/>
        </table:table-row>
        <table:table-row table:style-name="ro8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30"/>
          <table:table-cell table:style-name="ce120" office:value-type="string" calcext:value-type="string">
            <text:p>Вес тележки, Н</text:p>
          </table:table-cell>
          <table:table-cell table:style-name="ce900" office:value-type="string" calcext:value-type="string">
            <text:p>вес тележки (при ГРР 2М)</text:p>
          </table:table-cell>
          <table:table-cell table:style-name="ce205" office:value-type="string" calcext:value-type="string">
            <text:p>0,3 \x #1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_\text{т}</text:p>
          </table:table-cell>
          <table:table-cell table:style-name="ce130" office:value-type="string" calcext:value-type="string">
            <text:p>G_t</text:p>
          </table:table-cell>
          <table:table-cell table:style-name="ce944" table:formula="of:=ORG.LIBREOFFICE.ROUNDSIG(0.3*[.L11]; 3)" office:value-type="float" office:value="121000" calcext:value-type="float">
            <text:p>121 000</text:p>
          </table:table-cell>
          <table:table-cell table:style-name="ce21" table:formula="of:=0.3*[.M11]" office:value-type="float" office:value="120710.088" calcext:value-type="float">
            <text:p>120 710</text:p>
          </table:table-cell>
          <table:table-cell table:style-name="ce287" table:formula="of:=0.3*[.N11]" office:value-type="float" office:value="120710.088" calcext:value-type="float">
            <text:p>120 710</text:p>
          </table:table-cell>
          <table:table-cell table:style-name="ce33" table:formula="of:=0.3*[.O11]" office:value-type="float" office:value="120710.088" calcext:value-type="float">
            <text:p>120 710</text:p>
          </table:table-cell>
          <table:table-cell table:style-name="ce33" table:formula="of:=0.3*[.P11]" office:value-type="float" office:value="120710.088" calcext:value-type="float">
            <text:p>120 710</text:p>
          </table:table-cell>
          <table:table-cell table:style-name="ce1037" table:formula="of:=0.3*[.Q11]" office:value-type="float" office:value="120710.088" calcext:value-type="float">
            <text:p>120 710</text:p>
          </table:table-cell>
          <table:table-cell/>
          <table:table-cell table:style-name="ce130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103" office:value-type="string" calcext:value-type="string">
            <text:p>Выбор колеса</text:p>
          </table:table-cell>
          <table:table-cell table:style-name="ce901"/>
          <table:table-cell table:style-name="ce206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11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25"/>
          <table:table-cell table:style-name="ce122" office:value-type="string" calcext:value-type="string">
            <text:p>Диаметр колеса, мм</text:p>
          </table:table-cell>
          <table:table-cell table:style-name="ce902" office:value-type="string" calcext:value-type="string">
            <text:p>диаметр колеса</text:p>
          </table:table-cell>
          <table:table-cell table:style-name="ce208"/>
          <table:table-cell table:style-name="ce208" office:value-type="string" calcext:value-type="string">
            <text:p>мм</text:p>
          </table:table-cell>
          <table:table-cell table:style-name="ce208" office:value-type="string" calcext:value-type="string">
            <text:p>D_\text{к}</text:p>
          </table:table-cell>
          <table:table-cell table:style-name="ce125" office:value-type="string" calcext:value-type="string">
            <text:p>D_kol</text:p>
          </table:table-cell>
          <table:table-cell table:style-name="ce945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288" office:value-type="float" office:value="400" calcext:value-type="float">
            <text:p>400</text:p>
          </table:table-cell>
          <table:table-cell table:number-columns-repeated="2" table:style-name="ce34" office:value-type="float" office:value="400" calcext:value-type="float">
            <text:p>400</text:p>
          </table:table-cell>
          <table:table-cell table:style-name="ce1038" office:value-type="float" office:value="400" calcext:value-type="float">
            <text:p>400</text:p>
          </table:table-cell>
          <table:table-cell/>
          <table:table-cell table:style-name="ce125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11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Полное сопротивление, Н</text:p>
          </table:table-cell>
          <table:table-cell table:style-name="ce903" office:value-type="string" calcext:value-type="string">
            <text:p>полное сопротивление передвижению тележки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стат}</text:p>
          </table:table-cell>
          <table:table-cell table:style-name="ce131" office:value-type="string" calcext:value-type="string">
            <text:p>W_sum</text:p>
          </table:table-cell>
          <table:table-cell table:style-name="ce944" table:formula="of:=[.L24]+[.L29]" office:value-type="float" office:value="9381.3125" calcext:value-type="float">
            <text:p>9 381</text:p>
          </table:table-cell>
          <table:table-cell table:style-name="ce26" table:formula="of:=[.M24]+[.M29]" office:value-type="float" office:value="8728.8482385" calcext:value-type="float">
            <text:p>8 728,85</text:p>
          </table:table-cell>
          <table:table-cell table:style-name="ce289" table:formula="of:=[.N24]+[.N29]" office:value-type="float" office:value="8728.8482385" calcext:value-type="float">
            <text:p>8 728,85</text:p>
          </table:table-cell>
          <table:table-cell table:style-name="ce38" table:formula="of:=[.O24]+[.O29]" office:value-type="float" office:value="8728.8482385" calcext:value-type="float">
            <text:p>8 728,85</text:p>
          </table:table-cell>
          <table:table-cell table:style-name="ce38" table:formula="of:=[.P24]+[.P29]" office:value-type="float" office:value="8728.8482385" calcext:value-type="float">
            <text:p>8 728,85</text:p>
          </table:table-cell>
          <table:table-cell table:style-name="ce1039" table:formula="of:=[.Q24]+[.Q29]" office:value-type="float" office:value="8728.8482385" calcext:value-type="float">
            <text:p>8 728,8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трения, Н</text:p>
          </table:table-cell>
          <table:table-cell table:style-name="ce903" office:value-type="string" calcext:value-type="string">
            <text:p>сопротивление сил трения</text:p>
          </table:table-cell>
          <table:table-cell table:style-name="ce213" office:value-type="string" calcext:value-type="string">
            <text:p>(#1 + #2) \cdot #3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тр}</text:p>
          </table:table-cell>
          <table:table-cell table:style-name="ce131" office:value-type="string" calcext:value-type="string">
            <text:p>W_tr</text:p>
          </table:table-cell>
          <table:table-cell table:style-name="ce944" table:formula="of:=([.L11]+[.L12]) * [.L25]" office:value-type="float" office:value="8335.3125" calcext:value-type="float">
            <text:p>8 335</text:p>
          </table:table-cell>
          <table:table-cell table:style-name="ce26" table:formula="of:=([.M11]+[.M12]) / [.M17]*([.M26]*[.M20]+2*[.M27])*[.M28]" office:value-type="float" office:value="7682.6941425" calcext:value-type="float">
            <text:p>7 682,69</text:p>
          </table:table-cell>
          <table:table-cell table:style-name="ce289" table:formula="of:=([.N11]+[.N12]) / [.N17]*([.N26]*[.N20]+2*[.N27])*[.N28]" office:value-type="float" office:value="7682.6941425" calcext:value-type="float">
            <text:p>7 682,69</text:p>
          </table:table-cell>
          <table:table-cell table:style-name="ce38" table:formula="of:=([.O11]+[.O12]) / [.O17]*([.O26]*[.O20]+2*[.O27])*[.O28]" office:value-type="float" office:value="7682.6941425" calcext:value-type="float">
            <text:p>7 682,69</text:p>
          </table:table-cell>
          <table:table-cell table:style-name="ce38" table:formula="of:=([.P11]+[.P12]) / [.P17]*([.P26]*[.P20]+2*[.P27])*[.P28]" office:value-type="float" office:value="7682.6941425" calcext:value-type="float">
            <text:p>7 682,69</text:p>
          </table:table-cell>
          <table:table-cell table:style-name="ce103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1"/>
          <table:table-cell table:style-name="ce888" office:value-type="string" calcext:value-type="string">
            <text:p>Коэф. сопротивления движению</text:p>
          </table:table-cell>
          <table:table-cell table:style-name="ce904" office:value-type="string" calcext:value-type="string">
            <text:p>коэффициент сопротивления движению</text:p>
          </table:table-cell>
          <table:table-cell table:style-name="ce924" office:value-type="string" calcext:value-type="string">
            <text:p>\frac{#1 \x #2 + 2\x #3 }{#4} \x #5</text:p>
          </table:table-cell>
          <table:table-cell table:style-name="ce924"/>
          <table:table-cell table:style-name="ce924" office:value-type="string" calcext:value-type="string">
            <text:p>w</text:p>
          </table:table-cell>
          <table:table-cell table:style-name="ce871" office:value-type="string" calcext:value-type="string">
            <text:p>w</text:p>
          </table:table-cell>
          <table:table-cell table:style-name="ce946" table:formula="of:=([.L26]*[.L20]+2*[.L27])/[.L17]*[.L28]" office:value-type="float" office:value="0.0159375" calcext:value-type="float">
            <text:p>0,0159</text:p>
          </table:table-cell>
          <table:table-cell table:style-name="ce975" table:formula="of:=([.M26]*[.M20]+2*[.M27])/[.M17]*[.M28]" office:value-type="float" office:value="0.0146875" calcext:value-type="float">
            <text:p>0,01469</text:p>
          </table:table-cell>
          <table:table-cell table:style-name="ce993" table:formula="of:=([.N26]*[.N20]+2*[.N27])/[.N17]*[.N28]" office:value-type="float" office:value="0.0146875" calcext:value-type="float">
            <text:p>0,01469</text:p>
          </table:table-cell>
          <table:table-cell table:style-name="ce871" table:formula="of:=([.O26]*[.O20]+2*[.O27])/[.O17]*[.O28]" office:value-type="float" office:value="0.0146875" calcext:value-type="float">
            <text:p>0,01469</text:p>
          </table:table-cell>
          <table:table-cell table:style-name="ce1027" table:formula="of:=([.P26]*[.P20]+2*[.P27])/[.P17]*[.P28]" office:value-type="float" office:value="0.0146875" calcext:value-type="float">
            <text:p>0,01469</text:p>
          </table:table-cell>
          <table:table-cell table:style-name="ce104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87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уклона, Н</text:p>
          </table:table-cell>
          <table:table-cell table:style-name="ce903" office:value-type="string" calcext:value-type="string">
            <text:p>сопротивление от уклона пути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у}</text:p>
          </table:table-cell>
          <table:table-cell table:style-name="ce131" office:value-type="string" calcext:value-type="string">
            <text:p>W_u</text:p>
          </table:table-cell>
          <table:table-cell table:style-name="ce944" table:formula="of:=[.L30]*([.L11]+[.L12])" office:value-type="float" office:value="1046" calcext:value-type="float">
            <text:p>1 046</text:p>
          </table:table-cell>
          <table:table-cell table:style-name="ce26" table:formula="of:=[.M30]*([.M11]+[.M12])" office:value-type="float" office:value="1046.154096" calcext:value-type="float">
            <text:p>1 046,15</text:p>
          </table:table-cell>
          <table:table-cell table:style-name="ce289" table:formula="of:=[.N30]*([.N11]+[.N12])" office:value-type="float" office:value="1046.154096" calcext:value-type="float">
            <text:p>1 046,15</text:p>
          </table:table-cell>
          <table:table-cell table:style-name="ce38" table:formula="of:=[.O30]*([.O11]+[.O12])" office:value-type="float" office:value="1046.154096" calcext:value-type="float">
            <text:p>1 046,15</text:p>
          </table:table-cell>
          <table:table-cell table:style-name="ce38" table:formula="of:=[.P30]*([.P11]+[.P12])" office:value-type="float" office:value="1046.154096" calcext:value-type="float">
            <text:p>1 046,15</text:p>
          </table:table-cell>
          <table:table-cell table:style-name="ce1039" table:formula="of:=[.Q30]*([.Q11]+[.Q12])" office:value-type="float" office:value="1046.154096" calcext:value-type="float">
            <text:p>1 046,1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1"/>
          <table:table-cell table:style-name="ce888" office:value-type="string" calcext:value-type="string">
            <text:p>Мин. коэф. сопротивления движению</text:p>
          </table:table-cell>
          <table:table-cell table:style-name="ce904" office:value-type="string" calcext:value-type="string">
            <text:p>минимальный коэффициент сопротивления движению</text:p>
          </table:table-cell>
          <table:table-cell table:style-name="ce924" office:value-type="string" calcext:value-type="string">
            <text:p>\frac{#1 \x #2 + 2\x #3 }{#4}</text:p>
          </table:table-cell>
          <table:table-cell table:style-name="ce924"/>
          <table:table-cell table:style-name="ce924" office:value-type="string" calcext:value-type="string">
            <text:p>w_{min}</text:p>
          </table:table-cell>
          <table:table-cell table:style-name="ce871" office:value-type="string" calcext:value-type="string">
            <text:p>w_min</text:p>
          </table:table-cell>
          <table:table-cell table:style-name="ce947" table:formula="of:=([.L26]*[.L20]+2*[.L27])/[.L17]" office:value-type="float" office:value="0.006375" calcext:value-type="float">
            <text:p>0,00638</text:p>
          </table:table-cell>
          <table:table-cell table:style-name="ce975" table:formula="of:=([.M26]*[.M20]+2*[.M27])/[.M17]" office:value-type="float" office:value="0.005875" calcext:value-type="float">
            <text:p>0,00588</text:p>
          </table:table-cell>
          <table:table-cell table:style-name="ce993" table:formula="of:=([.N26]*[.N20]+2*[.N27])/[.N17]" office:value-type="float" office:value="0.005875" calcext:value-type="float">
            <text:p>0,00588</text:p>
          </table:table-cell>
          <table:table-cell table:style-name="ce871" table:formula="of:=([.O26]*[.O20]+2*[.O27])/[.O17]" office:value-type="float" office:value="0.005875" calcext:value-type="float">
            <text:p>0,00588</text:p>
          </table:table-cell>
          <table:table-cell table:style-name="ce1027" table:formula="of:=([.P26]*[.P20]+2*[.P27])/[.P17]" office:value-type="float" office:value="0.005875" calcext:value-type="float">
            <text:p>0,00588</text:p>
          </table:table-cell>
          <table:table-cell table:style-name="ce1040" table:formula="of:=([.Q26]*[.Q20]+2*[.Q27])/[.Q17]" office:value-type="float" office:value="0.005875" calcext:value-type="float">
            <text:p>0,00588</text:p>
          </table:table-cell>
          <table:table-cell/>
          <table:table-cell table:style-name="ce871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33"/>
          <table:table-cell table:style-name="ce123" office:value-type="string" calcext:value-type="string">
            <text:p>Расчетная мощность, кВт</text:p>
          </table:table-cell>
          <table:table-cell table:style-name="ce905" office:value-type="string" calcext:value-type="string">
            <text:p>расчетная мощность при ПВ~40~%</text:p>
          </table:table-cell>
          <table:table-cell table:style-name="ce216" office:value-type="string" calcext:value-type="string">
            <text:p>\frac{1}{#1 \x #2} \x \left( \frac{(#3 + #4 / #5) \x #6 \x #7 \x #8}{#9} + #10 \right)</text:p>
          </table:table-cell>
          <table:table-cell table:style-name="ce216" office:value-type="string" calcext:value-type="string">
            <text:p>кВт</text:p>
          </table:table-cell>
          <table:table-cell table:style-name="ce216" office:value-type="string" calcext:value-type="string">
            <text:p>P_\text{р}</text:p>
          </table:table-cell>
          <table:table-cell table:style-name="ce133" office:value-type="string" calcext:value-type="string">
            <text:p>P_dv_tel_r</text:p>
          </table:table-cell>
          <table:table-cell table:style-name="ce292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24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91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36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36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104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652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949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щность на преодоление статических нагрузок, кВт</text:p>
          </table:table-cell>
          <table:table-cell table:style-name="ce903" office:value-type="string" calcext:value-type="string">
            <text:p>мощность на преодоление статических нагрузок</text:p>
          </table:table-cell>
          <table:table-cell table:style-name="ce213" office:value-type="string" calcext:value-type="string">
            <text:p>\frac{#1 \x #2}{#3}</text:p>
          </table:table-cell>
          <table:table-cell table:style-name="ce213" office:value-type="string" calcext:value-type="string">
            <text:p>кВт</text:p>
          </table:table-cell>
          <table:table-cell table:style-name="ce213" office:value-type="string" calcext:value-type="string">
            <text:p>P_\text{ст}</text:p>
          </table:table-cell>
          <table:table-cell table:style-name="ce131" office:value-type="string" calcext:value-type="string">
            <text:p>P_dv_tel_st</text:p>
          </table:table-cell>
          <table:table-cell table:style-name="ce950" table:formula="of:=[.L23]*V_t/60/1000 / [.L39]" office:value-type="float" office:value="7.35789215686275" calcext:value-type="float">
            <text:p>7,36</text:p>
          </table:table-cell>
          <table:table-cell table:style-name="ce26" table:formula="of:=[.M23]*V_t/60/1000 / [.M39]" office:value-type="float" office:value="6.84615548117647" calcext:value-type="float">
            <text:p>6,85</text:p>
          </table:table-cell>
          <table:table-cell table:style-name="ce289" table:formula="of:=[.N23]*V_t/60/1000 / [.N39]" office:value-type="float" office:value="6.84615548117647" calcext:value-type="float">
            <text:p>6,85</text:p>
          </table:table-cell>
          <table:table-cell table:style-name="ce38" table:formula="of:=[.O23]*V_t/60/1000 / [.O39]" office:value-type="float" office:value="6.84615548117647" calcext:value-type="float">
            <text:p>6,85</text:p>
          </table:table-cell>
          <table:table-cell table:style-name="ce38" table:formula="of:=[.P23]*V_t/60/1000 / [.P39]" office:value-type="float" office:value="6.84615548117647" calcext:value-type="float">
            <text:p>6,85</text:p>
          </table:table-cell>
          <table:table-cell table:style-name="ce103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[мое] Статический момент, Нм</text:p>
          </table:table-cell>
          <table:table-cell table:style-name="ce903" office:value-type="string" calcext:value-type="string">
            <text:p>момент от статических нагрузок</text:p>
          </table:table-cell>
          <table:table-cell table:style-name="ce213"/>
          <table:table-cell table:style-name="ce213" office:value-type="string" calcext:value-type="string">
            <text:p>Н$\cdot$м</text:p>
          </table:table-cell>
          <table:table-cell table:style-name="ce213" office:value-type="string" calcext:value-type="string">
            <text:p>T_\text{ст}</text:p>
          </table:table-cell>
          <table:table-cell table:style-name="ce131"/>
          <table:table-cell table:style-name="ce275" table:formula="of:=[.L40]*1000/(PI()*2*[.L44]/60)" office:value-type="float" office:value="74.7475472873485" calcext:value-type="float">
            <text:p>74,75</text:p>
          </table:table-cell>
          <table:table-cell table:style-name="ce26" table:formula="of:=[.M40]*1000/(PI()*2*[.M44]/60)" office:value-type="float" office:value="69.5489033620154" calcext:value-type="float">
            <text:p>69,55</text:p>
          </table:table-cell>
          <table:table-cell table:style-name="ce26" table:formula="of:=[.N40]*1000/(PI()*2*[.N44]/60)" office:value-type="float" office:value="69.5489033620154" calcext:value-type="float">
            <text:p>69,55</text:p>
          </table:table-cell>
          <table:table-cell table:style-name="ce26" table:formula="of:=[.O40]*1000/(PI()*2*[.O44]/60)" office:value-type="float" office:value="69.5489033620154" calcext:value-type="float">
            <text:p>69,55</text:p>
          </table:table-cell>
          <table:table-cell table:style-name="ce26" table:formula="of:=[.P40]*1000/(PI()*2*[.P44]/60)" office:value-type="float" office:value="93.3942416575636" calcext:value-type="float">
            <text:p>93,39</text:p>
          </table:table-cell>
          <table:table-cell table:style-name="ce26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style-name="ce103" office:value-type="string" calcext:value-type="string">
            <text:p>Выбор двигателя</text:p>
          </table:table-cell>
          <table:table-cell table:style-name="ce901"/>
          <table:table-cell table:style-name="ce206" table:number-columns-repeated="3"/>
          <table:table-cell/>
          <table:table-cell table:style-name="ce261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11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25"/>
          <table:table-cell table:style-name="ce122" office:value-type="string" calcext:value-type="string">
            <text:p>Мощность при ПВ 40%, кВт</text:p>
          </table:table-cell>
          <table:table-cell table:style-name="ce902" office:value-type="string" calcext:value-type="string">
            <text:p>мощность двигателя при ПВ~40~%</text:p>
          </table:table-cell>
          <table:table-cell table:style-name="ce208"/>
          <table:table-cell table:style-name="ce208" office:value-type="string" calcext:value-type="string">
            <text:p>кВт</text:p>
          </table:table-cell>
          <table:table-cell table:style-name="ce208" office:value-type="string" calcext:value-type="string">
            <text:p>P</text:p>
          </table:table-cell>
          <table:table-cell table:style-name="ce125" office:value-type="string" calcext:value-type="string">
            <text:p>P_dv_tel</text:p>
          </table:table-cell>
          <table:table-cell table:style-name="ce272" office:value-type="float" office:value="7.5" calcext:value-type="float">
            <text:p>7,5</text:p>
          </table:table-cell>
          <table:table-cell table:style-name="ce22" office:value-type="float" office:value="7.5" calcext:value-type="float">
            <text:p>7,5</text:p>
          </table:table-cell>
          <table:table-cell table:style-name="ce288" office:value-type="float" office:value="7.5" calcext:value-type="float">
            <text:p>7,5</text:p>
          </table:table-cell>
          <table:table-cell table:style-name="ce125" office:value-type="float" office:value="7.5" calcext:value-type="float">
            <text:p>7,5</text:p>
          </table:table-cell>
          <table:table-cell table:style-name="ce34" office:value-type="float" office:value="7.5" calcext:value-type="float">
            <text:p>7,5</text:p>
          </table:table-cell>
          <table:table-cell table:style-name="ce1038" office:value-type="float" office:value="7.5" calcext:value-type="float">
            <text:p>7,5</text:p>
          </table:table-cell>
          <table:table-cell/>
          <table:table-cell table:style-name="ce125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261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11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261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11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261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11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275" table:formula="of:=[.L43]*1000/(PI()*2*[.L44]/60)" office:value-type="float" office:value="76.1911961610137" calcext:value-type="float">
            <text:p>76,19</text:p>
          </table:table-cell>
          <table:table-cell table:style-name="ce26" table:formula="of:=[.M43]*1000/(PI()*2*[.M44]/60)" office:value-type="float" office:value="76.1911961610137" calcext:value-type="float">
            <text:p>76,19</text:p>
          </table:table-cell>
          <table:table-cell table:style-name="ce26" table:formula="of:=[.N43]*1000/(PI()*2*[.N44]/60)" office:value-type="float" office:value="76.1911961610137" calcext:value-type="float">
            <text:p>76,19</text:p>
          </table:table-cell>
          <table:table-cell table:style-name="ce26" table:formula="of:=[.O43]*1000/(PI()*2*[.O44]/60)" office:value-type="float" office:value="76.1911961610137" calcext:value-type="float">
            <text:p>76,19</text:p>
          </table:table-cell>
          <table:table-cell table:style-name="ce26" table:formula="of:=[.P43]*1000/(PI()*2*[.P44]/60)" office:value-type="float" office:value="102.313891987647" calcext:value-type="float">
            <text:p>102,31</text:p>
          </table:table-cell>
          <table:table-cell table:style-name="ce26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Требуемое передаточное число</text:p>
          </table:table-cell>
          <table:table-cell table:style-name="ce903" office:value-type="string" calcext:value-type="string">
            <text:p>расчетное передаточное число редуктора</text:p>
          </table:table-cell>
          <table:table-cell table:style-name="ce213" office:value-type="string" calcext:value-type="string">
            <text:p>\frac{\pi \x #1 \x #2}{#3}</text:p>
          </table:table-cell>
          <table:table-cell table:style-name="ce213"/>
          <table:table-cell table:style-name="ce213" office:value-type="string" calcext:value-type="string">
            <text:p>U_\text{р}</text:p>
          </table:table-cell>
          <table:table-cell table:style-name="ce131" office:value-type="string" calcext:value-type="string">
            <text:p>U_red_tel_r</text:p>
          </table:table-cell>
          <table:table-cell table:style-name="ce950" table:formula="of:=[.L44]/60*PI()*[.L17]/1000 / (V_t/60)" office:value-type="float" office:value="29.5309709437441" calcext:value-type="float">
            <text:p>29,53</text:p>
          </table:table-cell>
          <table:table-cell table:style-name="ce26" table:formula="of:=[.M44]/60*PI()*[.M17]/1000 / (V_t/60)" office:value-type="float" office:value="29.5309709437441" calcext:value-type="float">
            <text:p>29,53</text:p>
          </table:table-cell>
          <table:table-cell table:style-name="ce289" table:formula="of:=[.N44]/60*PI()*[.N17]/1000 / (V_t/60)" office:value-type="float" office:value="29.5309709437441" calcext:value-type="float">
            <text:p>29,53</text:p>
          </table:table-cell>
          <table:table-cell table:style-name="ce38" table:formula="of:=[.O44]/60*PI()*[.O17]/1000 / (V_t/60)" office:value-type="float" office:value="29.5309709437441" calcext:value-type="float">
            <text:p>29,53</text:p>
          </table:table-cell>
          <table:table-cell table:style-name="ce38" table:formula="of:=[.P44]/60*PI()*[.P17]/1000 / (V_t/60)" office:value-type="float" office:value="21.9911485751286" calcext:value-type="float">
            <text:p>21,99</text:p>
          </table:table-cell>
          <table:table-cell table:style-name="ce103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31" table:number-columns-repeated="1013"/>
          <table:table-cell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31" office:value-type="string" calcext:value-type="string">
            <text:p>T_E</text:p>
          </table:table-cell>
          <table:table-cell table:style-name="ce262" table:formula="of:=[.L53]*([.L54]*[.L55]/[.L56])^(1/3)" office:value-type="float" office:value="702.943739377681" calcext:value-type="float">
            <text:p>703</text:p>
          </table:table-cell>
          <table:table-cell table:style-name="ce26"/>
          <table:table-cell table:style-name="ce289"/>
          <table:table-cell table:style-name="ce38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31"/>
          <table:table-cell table:style-name="ce955" table:formula="of:=([.L23] + [.L12]/g*[.L38])*[.L17]/1000/2/[.L39]" office:value-type="float" office:value="2497.58771061942" calcext:value-type="float">
            <text:p>2 498</text:p>
          </table:table-cell>
          <table:table-cell table:style-name="ce977"/>
          <table:table-cell table:style-name="ce995"/>
          <table:table-cell table:style-name="ce1015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863" office:value-type="string" calcext:value-type="string">
            <text:p>1Ц3Увк-200</text:p>
          </table:table-cell>
          <table:table-cell table:style-name="ce104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31"/>
          <table:table-cell table:style-name="ce956" office:value-type="float" office:value="0.063" calcext:value-type="float">
            <text:p>0,063</text:p>
          </table:table-cell>
          <table:table-cell table:style-name="ce977"/>
          <table:table-cell table:style-name="ce995"/>
          <table:table-cell table:style-name="ce1015" office:value-type="float" office:value="0.063" calcext:value-type="float">
            <text:p>0,06</text:p>
          </table:table-cell>
          <table:table-cell table:style-name="ce40" table:formula="of:=([.P51]-[.P53])/[.P51]" office:value-type="string" office:string-value="" calcext:value-type="error">
            <text:p>#ЗНАЧ!</text:p>
          </table:table-cell>
          <table:table-cell table:style-name="ce1043" table:formula="of:=([.Q51]-[.Q53])/[.Q51]" office:value-type="string" office:string-value="" calcext:value-type="error">
            <text:p>#ЗНАЧ!</text:p>
          </table:table-cell>
          <table:table-cell/>
          <table:table-cell table:style-name="ce134" table:number-columns-repeated="1013"/>
          <table:table-cell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31"/>
          <table:table-cell table:style-name="ce955" table:formula="of:=ORG.LIBREOFFICE.ROUNDSIG([.L57]*[.L58]*[.L59]*[.L60]; 4)" office:value-type="float" office:value="6016000" calcext:value-type="float">
            <text:p>6 016 000</text:p>
          </table:table-cell>
          <table:table-cell table:style-name="ce977"/>
          <table:table-cell table:style-name="ce995"/>
          <table:table-cell table:style-name="ce1015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31"/>
          <table:table-cell table:style-name="ce955" table:formula="of:=17*10^6" office:value-type="float" office:value="17000000" calcext:value-type="float">
            <text:p>17 000 000</text:p>
          </table:table-cell>
          <table:table-cell table:style-name="ce977"/>
          <table:table-cell table:style-name="ce995"/>
          <table:table-cell table:style-name="ce1015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31"/>
          <table:table-cell table:style-name="ce957" office:value-type="float" office:value="1800" calcext:value-type="float">
            <text:p>1800</text:p>
          </table:table-cell>
          <table:table-cell table:style-name="ce977"/>
          <table:table-cell table:style-name="ce995"/>
          <table:table-cell table:style-name="ce1015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113"/>
          <table:table-cell table:number-columns-repeated="3"/>
          <table:table-cell table:style-name="Default"/>
          <table:table-cell table:style-name="ce589"/>
          <table:table-cell table:style-name="ce647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31"/>
          <table:table-cell table:style-name="ce956" table:formula="of:=V_t/60/([.L17]/1000/2)/2/PI()" office:value-type="float" office:value="0.530516476972984" calcext:value-type="float">
            <text:p>0,531</text:p>
          </table:table-cell>
          <table:table-cell table:style-name="ce977"/>
          <table:table-cell table:style-name="ce995"/>
          <table:table-cell table:style-name="ce1015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31"/>
          <table:table-cell table:style-name="ce957" office:value-type="float" office:value="1" calcext:value-type="float">
            <text:p>1</text:p>
          </table:table-cell>
          <table:table-cell table:style-name="ce977"/>
          <table:table-cell table:style-name="ce995"/>
          <table:table-cell table:style-name="ce1015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31"/>
          <table:table-cell table:style-name="ce957" office:value-type="float" office:value="6300" calcext:value-type="float">
            <text:p>6300</text:p>
          </table:table-cell>
          <table:table-cell table:style-name="ce977"/>
          <table:table-cell table:style-name="ce995"/>
          <table:table-cell table:style-name="ce1015" office:value-type="float" office:value="6300" calcext:value-type="float">
            <text:p>6 300,00</text:p>
          </table:table-cell>
          <table:table-cell table:style-name="ce38" table:formula="of:=[.P44]*2*PI()/[.P53]*[.P17]/1000/2" office:value-type="string" office:string-value="" calcext:value-type="error">
            <text:p>#ЗНАЧ!</text:p>
          </table:table-cell>
          <table:table-cell table:style-name="ce103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1"/>
          <table:table-cell table:style-name="ce958"/>
          <table:table-cell table:style-name="ce978"/>
          <table:table-cell table:style-name="ce566"/>
          <table:table-cell table:style-name="ce863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103" office:value-type="string" calcext:value-type="string">
            <text:p>Выбор редуктора</text:p>
          </table:table-cell>
          <table:table-cell table:style-name="ce901"/>
          <table:table-cell table:style-name="ce206" table:number-columns-repeated="3"/>
          <table:table-cell/>
          <table:table-cell table:style-name="ce958" office:value-type="string" calcext:value-type="string">
            <text:p>ВК-475</text:p>
          </table:table-cell>
          <table:table-cell table:style-name="ce978" office:value-type="string" calcext:value-type="string">
            <text:p>1Ц3Увк-200</text:p>
          </table:table-cell>
          <table:table-cell table:style-name="ce566" office:value-type="string" calcext:value-type="string">
            <text:p>1Ц3Увк-200</text:p>
          </table:table-cell>
          <table:table-cell table:style-name="ce863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231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5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34"/>
          <table:table-cell table:style-name="ce127" office:value-type="string" calcext:value-type="string">
            <text:p>Отклонение по передаточному</text:p>
          </table:table-cell>
          <table:table-cell table:style-name="ce906" office:value-type="string" calcext:value-type="string">
            <text:p>отклонение передаточного числа</text:p>
          </table:table-cell>
          <table:table-cell table:style-name="ce217" office:value-type="string" calcext:value-type="string">
            <text:p>\frac{#1 - #2}{#1}</text:p>
          </table:table-cell>
          <table:table-cell table:style-name="ce217"/>
          <table:table-cell table:style-name="ce217" office:value-type="string" calcext:value-type="string">
            <text:p>\Delta_U</text:p>
          </table:table-cell>
          <table:table-cell table:style-name="ce134"/>
          <table:table-cell table:style-name="ce959" table:formula="of:=([.L51]-[.L63])/[.L51]" office:value-type="percentage" office:value="0.051842892218496" calcext:value-type="percentage">
            <text:p>5,18%</text:p>
          </table:table-cell>
          <table:table-cell table:style-name="ce28" table:formula="of:=([.M51]-[.M63])/[.M51]" office:value-type="percentage" office:value="-0.0666767462541921" calcext:value-type="percentage">
            <text:p>-6,67%</text:p>
          </table:table-cell>
          <table:table-cell table:style-name="ce294" table:formula="of:=([.N51]-[.N63])/[.N51]" office:value-type="percentage" office:value="0.153431153766514" calcext:value-type="percentage">
            <text:p>15,34%</text:p>
          </table:table-cell>
          <table:table-cell table:style-name="ce40" table:formula="of:=([.O51]-[.O63])/[.O51]" office:value-type="percentage" office:value="0.051842892218496" calcext:value-type="percentage">
            <text:p>5,18%</text:p>
          </table:table-cell>
          <table:table-cell table:style-name="ce38" table:formula="of:=[.P67]*[.P68]*[.P69]*[.P70]" office:value-type="string" office:string-value="" calcext:value-type="error">
            <text:p>#ЗНАЧ!</text:p>
          </table:table-cell>
          <table:table-cell table:style-name="ce103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38" table:formula="of:=[.P23]*[.P17]/1000/2/[.P53]/[.P39]" office:value-type="string" office:string-value="" calcext:value-type="error">
            <text:p>#ЗНАЧ!</text:p>
          </table:table-cell>
          <table:table-cell table:style-name="ce103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Расчетная скорость передвижения, м/мин</text:p>
          </table:table-cell>
          <table:table-cell table:style-name="ce903" office:value-type="string" calcext:value-type="string">
            <text:p>расчетная скорость передвижения тележки</text:p>
          </table:table-cell>
          <table:table-cell table:style-name="ce213" office:value-type="string" calcext:value-type="string">
            <text:p>\frac{\pi \x #1 \x #3}{#2}</text:p>
          </table:table-cell>
          <table:table-cell table:style-name="ce213" office:value-type="string" calcext:value-type="string">
            <text:p>м/мин</text:p>
          </table:table-cell>
          <table:table-cell table:style-name="ce213" table:formula="of:=[$const.E10]" office:value-type="string" office:string-value="V_\text{т}" calcext:value-type="string">
            <text:p>V_\text{т}</text:p>
          </table:table-cell>
          <table:table-cell table:style-name="ce131" office:value-type="string" calcext:value-type="string">
            <text:p>V_t</text:p>
          </table:table-cell>
          <table:table-cell table:style-name="ce950" table:formula="of:=[.L44]*2*PI()/[.L63]*[.L17]/1000/2" office:value-type="float" office:value="42.1871013482058" calcext:value-type="float">
            <text:p>42,19</text:p>
          </table:table-cell>
          <table:table-cell table:style-name="ce26" table:formula="of:=[.M44]*2*PI()/[.M63]*[.M17]/1000/2" office:value-type="float" office:value="37.4996456428496" calcext:value-type="float">
            <text:p>37,50</text:p>
          </table:table-cell>
          <table:table-cell table:style-name="ce289" table:formula="of:=[.N44]*2*PI()/[.N63]*[.N17]/1000/2" office:value-type="float" office:value="47.2495535099905" calcext:value-type="float">
            <text:p>47,25</text:p>
          </table:table-cell>
          <table:table-cell table:style-name="ce38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38" table:formula="of:=[.P74]*[.P77]*[.P78]*[.P79]" office:value-type="float" office:value="2618.65447155" calcext:value-type="float">
            <text:p>2 618,65</text:p>
          </table:table-cell>
          <table:table-cell table:style-name="ce103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38" table:formula="of:=[.P23]*[.P17]/1000/2" office:value-type="float" office:value="1745.7696477" calcext:value-type="float">
            <text:p>1 745,77</text:p>
          </table:table-cell>
          <table:table-cell table:style-name="ce103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table:style-name="ce907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38"/>
          <table:table-cell table:style-name="ce1039"/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2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38"/>
          <table:table-cell table:style-name="ce1039"/>
          <table:table-cell table:number-columns-repeated="1015"/>
        </table:table-row>
        <table:table-row table:style-name="ro1">
          <table:table-cell table:style-name="ce113"/>
          <table:table-cell table:number-columns-repeated="3"/>
          <table:table-cell table:style-name="ce125"/>
          <table:table-cell table:style-name="ce128" office:value-type="string" calcext:value-type="string">
            <text:p>момент инерции, кг*м2</text:p>
          </table:table-cell>
          <table:table-cell table:style-name="ce908" office:value-type="string" calcext:value-type="string">
            <text:p>момент инерции</text:p>
          </table:table-cell>
          <table:table-cell table:style-name="ce219"/>
          <table:table-cell table:style-name="ce219" table:formula="of:=[.I45]" office:value-type="string" office:string-value="кг$\cdot$м$^2$" calcext:value-type="string">
            <text:p>кг$\cdot$м$^2$</text:p>
          </table:table-cell>
          <table:table-cell table:style-name="ce219" office:value-type="string" calcext:value-type="string">
            <text:p>J_\text{м\,1}</text:p>
          </table:table-cell>
          <table:table-cell table:style-name="ce231"/>
          <table:table-cell table:style-name="ce261" office:value-type="float" office:value="0.018" calcext:value-type="float">
            <text:p>0,018</text:p>
          </table:table-cell>
          <table:table-cell table:style-name="ce277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77" office:value-type="float" office:value="0.063139" calcext:value-type="float">
            <text:p>0,063139</text:p>
          </table:table-cell>
          <table:table-cell table:style-name="ce35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35" office:value-type="float" office:value="1.2" calcext:value-type="float">
            <text:p>1,2</text:p>
          </table:table-cell>
          <table:table-cell table:style-name="ce104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113"/>
          <table:table-cell table:number-columns-repeated="3"/>
          <table:table-cell table:style-name="ce125"/>
          <table:table-cell table:number-columns-repeated="10"/>
          <table:table-cell table:style-name="ce35" office:value-type="float" office:value="1.25" calcext:value-type="float">
            <text:p>1,25</text:p>
          </table:table-cell>
          <table:table-cell table:style-name="ce104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25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960" table:formula="of:=[.L82]*[.L83]*[.L84]*[.L81]" office:value-type="float" office:value="110.368382352941" calcext:value-type="float">
            <text:p>110,4</text:p>
          </table:table-cell>
          <table:table-cell table:style-name="ce26" table:formula="of:=[.M81]*[.M82]*[.M83]*[.M84]" office:value-type="float" office:value="97.8022211596638" calcext:value-type="float">
            <text:p>97,80</text:p>
          </table:table-cell>
          <table:table-cell table:style-name="ce289" table:formula="of:=[.N81]*[.N82]*[.N83]*[.N84]" office:value-type="float" office:value="123.230798661176" calcext:value-type="float">
            <text:p>123,23</text:p>
          </table:table-cell>
          <table:table-cell table:style-name="ce38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960" table:formula="of:=[.L23]*[.L17]/1000/2/[.L63]/[.L39]" office:value-type="float" office:value="78.8345588235294" calcext:value-type="float">
            <text:p>78,8</text:p>
          </table:table-cell>
          <table:table-cell table:style-name="ce26" table:formula="of:=[.M23]*[.M17]/1000/2/[.M63]/[.M39]" office:value-type="float" office:value="65.2014807731092" calcext:value-type="float">
            <text:p>65,20</text:p>
          </table:table-cell>
          <table:table-cell table:style-name="ce289" table:formula="of:=[.N23]*[.N17]/1000/2/[.N63]/[.N39]" office:value-type="float" office:value="82.1538657741177" calcext:value-type="float">
            <text:p>82,15</text:p>
          </table:table-cell>
          <table:table-cell table:style-name="ce3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647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6" table:formula="of:=[.P83]+[.P84]-[.P85]" office:value-type="string" office:string-value="" calcext:value-type="error">
            <text:p>#ЗНАЧ!</text:p>
          </table:table-cell>
          <table:table-cell table:style-name="ce1041" table:formula="of:=[.Q83]+[.Q84]-[.Q85]" office:value-type="string" office:string-value="" calcext:value-type="error">
            <text:p>#ЗНАЧ!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647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38" table:formula="of:=[.P88]*[.P17]/1000/2/[.P53]*[.P94]" office:value-type="string" office:string-value="" calcext:value-type="error">
            <text:p>#ЗНАЧ!</text:p>
          </table:table-cell>
          <table:table-cell table:style-name="ce103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647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38" table:formula="of:=[.P93]*[.P17]/1000/2/[.P53]*[.P94]" office:value-type="string" office:string-value="" calcext:value-type="error">
            <text:p>#ЗНАЧ!</text:p>
          </table:table-cell>
          <table:table-cell table:style-name="ce103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 table:formula="of:=[.P94]*[.P17]/1000/2/[.P53]/[.P94]" office:value-type="string" office:string-value="" calcext:value-type="error">
            <text:p>#ЗНАЧ!</text:p>
          </table:table-cell>
          <table:table-cell table:style-name="ce103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Муфты тихоходного вала</text:p>
          </table:table-cell>
          <table:table-cell table:number-columns-repeated="10"/>
          <table:table-cell table:style-name="ce38" table:formula="of:=[.P30]*[.P12]" office:value-type="float" office:value="241.420176" calcext:value-type="float">
            <text:p>241,42</text:p>
          </table:table-cell>
          <table:table-cell table:style-name="ce1039" table:formula="of:=[.Q30]*[.Q12]" office:value-type="float" office:value="241.420176" calcext:value-type="float">
            <text:p>241,42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table:style-name="ce907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2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style-name="ce861"/>
          <table:table-cell table:style-name="ce862"/>
          <table:table-cell table:style-name="ce864"/>
          <table:table-cell table:style-name="ce866"/>
          <table:table-cell table:style-name="ce874"/>
          <table:table-cell table:style-name="ce892" office:value-type="string" calcext:value-type="string">
            <text:p>момент инерции, кг*м2</text:p>
          </table:table-cell>
          <table:table-cell table:style-name="ce909" office:value-type="string" calcext:value-type="string">
            <text:p>момент инерции</text:p>
          </table:table-cell>
          <table:table-cell table:style-name="ce928"/>
          <table:table-cell table:style-name="ce928" table:formula="of:=[.I77]" office:value-type="string" office:string-value="кг$\cdot$м$^2$" calcext:value-type="string">
            <text:p>кг$\cdot$м$^2$</text:p>
          </table:table-cell>
          <table:table-cell table:style-name="ce928" office:value-type="string" calcext:value-type="string">
            <text:p>J_\text{м\,2}</text:p>
          </table:table-cell>
          <table:table-cell table:style-name="ce940"/>
          <table:table-cell table:style-name="ce261"/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25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944" table:formula="of:=[.L82]*[.L83]*[.L84]*[.L94]" office:value-type="float" office:value="2626.7675" calcext:value-type="float">
            <text:p>2 627</text:p>
          </table:table-cell>
          <table:table-cell table:style-name="ce26" table:formula="of:=[.M94]*[.M95]*[.M98]*[.M99]" office:value-type="float" office:value="0" calcext:value-type="float">
            <text:p>0,00</text:p>
          </table:table-cell>
          <table:table-cell table:style-name="ce289" table:formula="of:=[.N94]*[.N95]*[.N98]*[.N99]" office:value-type="float" office:value="0" calcext:value-type="float">
            <text:p>0,00</text:p>
          </table:table-cell>
          <table:table-cell table:style-name="ce38" table:formula="of:=[.O94]*[.O95]*[.O98]*[.O99]" office:value-type="float" office:value="0" calcext:value-type="float">
            <text:p>0,00</text:p>
          </table:table-cell>
          <table:table-cell table:style-name="ce38" table:formula="of:=[.P38]*[.P12]/g*[.P98]" office:value-type="string" office:string-value="" calcext:value-type="error">
            <text:p>#ЗНАЧ!</text:p>
          </table:table-cell>
          <table:table-cell table:style-name="ce1039" table:formula="of:=[.Q38]*[.Q12]/g*[.Q98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944" table:formula="of:=[.L23]*[.L17]/1000/2" office:value-type="float" office:value="1876.2625" calcext:value-type="float">
            <text:p>1 876</text:p>
          </table:table-cell>
          <table:table-cell table:style-name="ce26" table:formula="of:=[.M23]*[.M17]/1000/2" office:value-type="float" office:value="1745.7696477" calcext:value-type="float">
            <text:p>1 745,77</text:p>
          </table:table-cell>
          <table:table-cell table:style-name="ce289" table:formula="of:=[.N23]*[.N17]/1000/2" office:value-type="float" office:value="1745.7696477" calcext:value-type="float">
            <text:p>1 745,77</text:p>
          </table:table-cell>
          <table:table-cell table:style-name="ce38" table:formula="of:=[.O23]*[.O17]/1000/2" office:value-type="float" office:value="1745.7696477" calcext:value-type="float">
            <text:p>1 745,77</text:p>
          </table:table-cell>
          <table:table-cell table:style-name="ce38" table:formula="of:=[.P12]*([.P26]*[.P20]+2*[.P27])*[.P99]/[.P17]" office:value-type="float" office:value="14183.43534" calcext:value-type="float">
            <text:p>14 183,44</text:p>
          </table:table-cell>
          <table:table-cell table:style-name="ce103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27"/>
        </table:table-row>
        <table:table-row table:style-name="ro1">
          <table:table-cell table:number-columns-repeated="4"/>
          <table:table-cell table:style-name="ce125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25"/>
          <table:table-cell table:number-columns-repeated="1027"/>
        </table:table-row>
        <table:table-row table:style-name="ro1">
          <table:table-cell table:number-columns-repeated="4"/>
          <table:table-cell table:style-name="ce125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33"/>
          <table:table-cell table:style-name="ce123" office:value-type="string" calcext:value-type="string">
            <text:p>Расчетный тормозной момент, Нм</text:p>
          </table:table-cell>
          <table:table-cell table:style-name="ce905" office:value-type="string" calcext:value-type="string">
            <text:p>расчетный тормозной момент</text:p>
          </table:table-cell>
          <table:table-cell table:style-name="ce216"/>
          <table:table-cell table:style-name="ce216" table:formula="of:=[.I94]" office:value-type="string" office:string-value="Н$\cdot$м" calcext:value-type="string">
            <text:p>Н$\cdot$м</text:p>
          </table:table-cell>
          <table:table-cell table:style-name="ce216" office:value-type="string" calcext:value-type="string">
            <text:p>T_\text{торм.р}</text:p>
          </table:table-cell>
          <table:table-cell table:style-name="ce133" office:value-type="string" calcext:value-type="string">
            <text:p>T_torm</text:p>
          </table:table-cell>
          <table:table-cell table:style-name="ce292" table:formula="of:=[.L100]+[.L101]-[.L102]" office:value-type="float" office:value="5.25885940415764" calcext:value-type="float">
            <text:p>5,26</text:p>
          </table:table-cell>
          <table:table-cell table:style-name="ce24" table:formula="of:=[.M100]+[.M101]-[.M102]" office:value-type="float" office:value="5.15716462018262" calcext:value-type="float">
            <text:p>5,16</text:p>
          </table:table-cell>
          <table:table-cell table:style-name="ce291" table:formula="of:=[.N100]+[.N101]-[.N102]" office:value-type="float" office:value="6.4980274214301" calcext:value-type="float">
            <text:p>6,50</text:p>
          </table:table-cell>
          <table:table-cell table:style-name="ce36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уклона, Нм</text:p>
          </table:table-cell>
          <table:table-cell table:style-name="ce903" office:value-type="string" calcext:value-type="string">
            <text:p>момент, создаваемый уклоном</text:p>
          </table:table-cell>
          <table:table-cell table:style-name="ce213" office:value-type="string" calcext:value-type="string">
            <text:p>\frac{#1 \x #2 \x #4}{2 \x #3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у.0}</text:p>
          </table:table-cell>
          <table:table-cell table:style-name="ce131"/>
          <table:table-cell table:style-name="ce950" table:formula="of:=[.L103]*[.L17]/1000/2/[.L63]*[.L106]" office:value-type="float" office:value="1.67671428571429" calcext:value-type="float">
            <text:p>1,68</text:p>
          </table:table-cell>
          <table:table-cell table:style-name="ce26" table:formula="of:=[.M103]*[.M17]/1000/2/[.M63]*[.M106]" office:value-type="float" office:value="1.48684171885714" calcext:value-type="float">
            <text:p>1,49</text:p>
          </table:table-cell>
          <table:table-cell table:style-name="ce289" table:formula="of:=[.N103]*[.N17]/1000/2/[.N63]*[.N106]" office:value-type="float" office:value="1.87342056576" calcext:value-type="float">
            <text:p>1,87</text:p>
          </table:table-cell>
          <table:table-cell table:style-name="ce38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инерции тележки, Нм</text:p>
          </table:table-cell>
          <table:table-cell table:style-name="ce903" office:value-type="string" calcext:value-type="string">
            <text:p>момент, создаваемый инерцией тележки</text:p>
          </table:table-cell>
          <table:table-cell table:style-name="ce213" office:value-type="string" calcext:value-type="string">
            <text:p>\frac{#1 \x #2 \x #4}{2 \x #3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и.0}</text:p>
          </table:table-cell>
          <table:table-cell table:style-name="ce131"/>
          <table:table-cell table:style-name="ce950" table:formula="of:=[.L104]*[.L17]/1000/2/[.L63]*[.L106]" office:value-type="float" office:value="10.6824304645406" calcext:value-type="float">
            <text:p>10,68</text:p>
          </table:table-cell>
          <table:table-cell table:style-name="ce26" table:formula="of:=[.M104]*[.M17]/1000/2/[.M63]*[.M106]" office:value-type="float" office:value="9.47274285714286" calcext:value-type="float">
            <text:p>9,47</text:p>
          </table:table-cell>
          <table:table-cell table:style-name="ce289" table:formula="of:=[.N104]*[.N17]/1000/2/[.N63]*[.N106]" office:value-type="float" office:value="11.935656" calcext:value-type="float">
            <text:p>11,94</text:p>
          </table:table-cell>
          <table:table-cell table:style-name="ce38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сил трения, Нм</text:p>
          </table:table-cell>
          <table:table-cell table:style-name="ce903" office:value-type="string" calcext:value-type="string">
            <text:p>момент, создаваемый силами трения</text:p>
          </table:table-cell>
          <table:table-cell table:style-name="ce213" office:value-type="string" calcext:value-type="string">
            <text:p>\frac{#1 \x #2}{2 \x #3 \x #4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тр.0}</text:p>
          </table:table-cell>
          <table:table-cell table:style-name="ce131"/>
          <table:table-cell table:style-name="ce950" table:formula="of:=[.L105]*[.L17]/1000/2/[.L63]/[.L106]" office:value-type="float" office:value="7.1002853460972" calcext:value-type="float">
            <text:p>7,10</text:p>
          </table:table-cell>
          <table:table-cell table:style-name="ce26" table:formula="of:=[.M105]*[.M17]/1000/2/[.M63]/[.M106]" office:value-type="float" office:value="5.80241995581738" calcext:value-type="float">
            <text:p>5,80</text:p>
          </table:table-cell>
          <table:table-cell table:style-name="ce289" table:formula="of:=[.N105]*[.N17]/1000/2/[.N63]/[.N106]" office:value-type="float" office:value="7.3110491443299" calcext:value-type="float">
            <text:p>7,31</text:p>
          </table:table-cell>
          <table:table-cell table:style-name="ce38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уклона для пустой тележки, Н</text:p>
          </table:table-cell>
          <table:table-cell table:style-name="ce903" office:value-type="string" calcext:value-type="string">
            <text:p>сопротивление движению от уклона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у.0}</text:p>
          </table:table-cell>
          <table:table-cell table:style-name="ce131"/>
          <table:table-cell table:style-name="ce944" table:formula="of:=[.L30]*[.L12]" office:value-type="float" office:value="242" calcext:value-type="float">
            <text:p>242</text:p>
          </table:table-cell>
          <table:table-cell table:style-name="ce26" table:formula="of:=[.M30]*[.M12]" office:value-type="float" office:value="241.420176" calcext:value-type="float">
            <text:p>241,42</text:p>
          </table:table-cell>
          <table:table-cell table:style-name="ce289" table:formula="of:=[.N30]*[.N12]" office:value-type="float" office:value="241.420176" calcext:value-type="float">
            <text:p>241,42</text:p>
          </table:table-cell>
          <table:table-cell table:style-name="ce38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903" office:value-type="string" calcext:value-type="string">
            <text:p>сопротивление движению, создаваемое инерцией</text:p>
          </table:table-cell>
          <table:table-cell table:style-name="ce213" office:value-type="string" calcext:value-type="string">
            <text:p>#1 \x #4 \cdot \frac{#2}{#3}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и.0}</text:p>
          </table:table-cell>
          <table:table-cell table:style-name="ce131"/>
          <table:table-cell table:style-name="ce944" table:formula="of:=[.L38]*[.L12]/g*[.L107]" office:value-type="float" office:value="1541.79408766565" calcext:value-type="float">
            <text:p>1 542</text:p>
          </table:table-cell>
          <table:table-cell table:style-name="ce26" table:formula="of:=[.M38]*[.M12]/g*[.M107]" office:value-type="float" office:value="1538.1" calcext:value-type="float">
            <text:p>1 538,10</text:p>
          </table:table-cell>
          <table:table-cell table:style-name="ce289" table:formula="of:=[.N38]*[.N12]/g*[.N107]" office:value-type="float" office:value="1538.1" calcext:value-type="float">
            <text:p>1 538,10</text:p>
          </table:table-cell>
          <table:table-cell table:style-name="ce38" table:formula="of:=[.O38]*[.O12]/g*[.O107]" office:value-type="float" office:value="1538.1" calcext:value-type="float">
            <text:p>1 538,10</text:p>
          </table:table-cell>
          <table:table-cell table:style-name="ce38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103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трения для пустой тележки, Н</text:p>
          </table:table-cell>
          <table:table-cell table:style-name="ce903" office:value-type="string" calcext:value-type="string">
            <text:p>сопротивление движению от трения</text:p>
          </table:table-cell>
          <table:table-cell table:style-name="ce213" office:value-type="string" calcext:value-type="string">
            <text:p>#1 \x \frac{#2 \x #3 + 2\x #4}{#6} \x #5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тр.0}</text:p>
          </table:table-cell>
          <table:table-cell table:style-name="ce131"/>
          <table:table-cell table:style-name="ce944" table:formula="of:=[.L12]*([.L26]*[.L20]+2*[.L27])*[.L108]/[.L17]" office:value-type="float" office:value="964.21875" calcext:value-type="float">
            <text:p>964</text:p>
          </table:table-cell>
          <table:table-cell table:style-name="ce26" table:formula="of:=[.M12]*([.M26]*[.M20]+2*[.M27])*[.M108]/[.M17]" office:value-type="float" office:value="886.46470875" calcext:value-type="float">
            <text:p>886,46</text:p>
          </table:table-cell>
          <table:table-cell table:style-name="ce289" table:formula="of:=[.N12]*([.N26]*[.N20]+2*[.N27])*[.N108]/[.N17]" office:value-type="float" office:value="886.46470875" calcext:value-type="float">
            <text:p>886,46</text:p>
          </table:table-cell>
          <table:table-cell table:style-name="ce38" table:formula="of:=[.O12]*([.O26]*[.O20]+2*[.O27])*[.O108]/[.O17]" office:value-type="float" office:value="886.46470875" calcext:value-type="float">
            <text:p>886,46</text:p>
          </table:table-cell>
          <table:table-cell table:style-name="ce38" table:formula="of:=([.P3]+Q*0)*g+[.P12]" office:value-type="float" office:value="130677.048" calcext:value-type="float">
            <text:p>130 677,05</text:p>
          </table:table-cell>
          <table:table-cell table:style-name="ce1039" table:formula="of:=([.Q3]+Q*0)*g+[.Q12]" office:value-type="float" office:value="130677.048" calcext:value-type="float">
            <text:p>130 677,0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949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36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104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table:number-columns-repeated="5"/>
          <table:table-cell table:style-name="ce893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910"/>
          <table:table-cell table:style-name="ce929" table:number-columns-repeated="3"/>
          <table:table-cell table:number-columns-repeated="5"/>
          <table:table-cell table:style-name="ce1017" table:formula="of:=[.P60]/[.P108]/60" office:value-type="string" office:string-value="" calcext:value-type="error">
            <text:p>#ЗНАЧ!</text:p>
          </table:table-cell>
          <table:table-cell table:style-name="ce1045" table:formula="of:=[.Q60]/[.Q108]/60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589"/>
          <table:table-cell table:style-name="ce907" office:value-type="string" calcext:value-type="string">
            <text:p>Выбор тормоза</text:p>
          </table:table-cell>
          <table:table-cell table:style-name="ce206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38" table:formula="of:=[.P111]*[.P112]" office:value-type="float" office:value="158.586532580853" calcext:value-type="float">
            <text:p>158,59</text:p>
          </table:table-cell>
          <table:table-cell table:style-name="ce1039" table:formula="of:=[.Q111]*[.Q112]" office:value-type="float" office:value="158.586532580853" calcext:value-type="float">
            <text:p>158,5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261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38" table:formula="of:=[.P43]*1000/(2*PI()*[.P44]/60)" office:value-type="float" office:value="102.313891987647" calcext:value-type="float">
            <text:p>102,31</text:p>
          </table:table-cell>
          <table:table-cell table:style-name="ce103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style-name="ce128" office:value-type="string" calcext:value-type="string">
            <text:p>момент инерции тормозного шкива, кг*м2</text:p>
          </table:table-cell>
          <table:table-cell table:style-name="ce908"/>
          <table:table-cell table:style-name="ce219" table:number-columns-repeated="3"/>
          <table:table-cell table:style-name="ce83" office:value-type="float" office:value="0.079372" calcext:value-type="float">
            <text:p>0,079372</text:p>
          </table:table-cell>
          <table:table-cell table:style-name="ce961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38" table:formula="of:=[.P23]*[.P17]/1000/2/[.P53]/[.P39]" office:value-type="string" office:string-value="" calcext:value-type="error">
            <text:p>#ЗНАЧ!</text:p>
          </table:table-cell>
          <table:table-cell table:style-name="ce103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61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5"/>
          <table:table-cell table:style-name="ce124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903"/>
          <table:table-cell table:style-name="ce213" table:number-columns-repeated="3"/>
          <table:table-cell table:style-name="ce131"/>
          <table:table-cell table:style-name="ce950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26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89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31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Вес тележки, Н</text:p>
          </table:table-cell>
          <table:table-cell table:style-name="ce903"/>
          <table:table-cell table:style-name="ce213" table:number-columns-repeated="3"/>
          <table:table-cell table:style-name="ce131" office:value-type="string" calcext:value-type="string">
            <text:p>G</text:p>
          </table:table-cell>
          <table:table-cell table:style-name="ce950" table:formula="of:=([.L3]+Q*0)*g+[.L12]" office:value-type="float" office:value="130966.96" calcext:value-type="float">
            <text:p>130 966,96</text:p>
          </table:table-cell>
          <table:table-cell table:style-name="ce26" table:formula="of:=([.M3]+Q*0)*g+[.M12]" office:value-type="float" office:value="130677.048" calcext:value-type="float">
            <text:p>130 677,05</text:p>
          </table:table-cell>
          <table:table-cell table:style-name="ce289" table:formula="of:=([.N3]+Q*0)*g+[.N12]" office:value-type="float" office:value="130677.048" calcext:value-type="float">
            <text:p>130 677,05</text:p>
          </table:table-cell>
          <table:table-cell table:style-name="ce131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38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103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1020"/>
          <table:table-cell table:style-name="ce131" table:number-columns-repeated="1014"/>
        </table:table-row>
        <table:table-row table:style-name="ro1">
          <table:table-cell table:number-columns-repeated="4"/>
          <table:table-cell table:style-name="ce133"/>
          <table:table-cell table:style-name="ce123" office:value-type="string" calcext:value-type="string">
            <text:p>Время разгона, с</text:p>
          </table:table-cell>
          <table:table-cell table:style-name="ce905" office:value-type="string" calcext:value-type="string">
            <text:p>время разгона механизма передвижения</text:p>
          </table:table-cell>
          <table:table-cell table:style-name="ce216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216" office:value-type="string" calcext:value-type="string">
            <text:p>с</text:p>
          </table:table-cell>
          <table:table-cell table:style-name="ce216" office:value-type="string" calcext:value-type="string">
            <text:p>t_\text{разг}</text:p>
          </table:table-cell>
          <table:table-cell table:style-name="ce133"/>
          <table:table-cell table:style-name="ce292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24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91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36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33" table:formula="of:=([.P3]+Q*1)*g+[.P12]" office:value-type="float" office:value="523077.048" calcext:value-type="float">
            <text:p>523 077</text:p>
          </table:table-cell>
          <table:table-cell table:style-name="ce1037" table:formula="of:=([.Q3]+Q*1)*g+[.Q12]" office:value-type="float" office:value="523077.048" calcext:value-type="float">
            <text:p>523 077</text:p>
          </table:table-cell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Ускорение при разгоне, м/с2</text:p>
          </table:table-cell>
          <table:table-cell table:style-name="ce911" office:value-type="string" calcext:value-type="string">
            <text:p>ускорение при разгоне</text:p>
          </table:table-cell>
          <table:table-cell table:style-name="ce222" office:value-type="string" calcext:value-type="string">
            <text:p>\frac{#1}{#2}</text:p>
          </table:table-cell>
          <table:table-cell table:style-name="ce222" office:value-type="string" calcext:value-type="string">
            <text:p>м/с$^2$</text:p>
          </table:table-cell>
          <table:table-cell table:style-name="ce222" office:value-type="string" calcext:value-type="string">
            <text:p>a_\text{разг}</text:p>
          </table:table-cell>
          <table:table-cell table:style-name="ce138"/>
          <table:table-cell table:style-name="ce962" table:formula="of:=[.L72]/[.L120]/60" office:value-type="float" office:value="0.0845389980961555" calcext:value-type="float">
            <text:p>0,085</text:p>
          </table:table-cell>
          <table:table-cell table:style-name="ce981" table:formula="of:=[.M72]/[.M120]/60" office:value-type="float" office:value="0.124582739754199" calcext:value-type="float">
            <text:p>0,125</text:p>
          </table:table-cell>
          <table:table-cell table:style-name="ce146" table:formula="of:=[.N72]/[.N120]/60" office:value-type="float" office:value="0.0675886644316195" calcext:value-type="float">
            <text:p>0,068</text:p>
          </table:table-cell>
          <table:table-cell table:style-name="ce1017" table:formula="of:=[.O72]/[.O120]/60" office:value-type="float" office:value="0.0949104065920824" calcext:value-type="float">
            <text:p>0,095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Среднепусковой момент двигателя, Нм</text:p>
          </table:table-cell>
          <table:table-cell table:style-name="ce903" office:value-type="string" calcext:value-type="string">
            <text:p>среднепусковой момент двигателя</text:p>
          </table:table-cell>
          <table:table-cell table:style-name="ce213"/>
          <table:table-cell table:style-name="ce213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31"/>
          <table:table-cell table:style-name="ce944" table:formula="of:=[.L124]*[.L123]" office:value-type="float" office:value="118.096354049571" calcext:value-type="float">
            <text:p>118</text:p>
          </table:table-cell>
          <table:table-cell table:style-name="ce26" table:formula="of:=[.M123]*[.M124]" office:value-type="float" office:value="118.096354049571" calcext:value-type="float">
            <text:p>118,10</text:p>
          </table:table-cell>
          <table:table-cell table:style-name="ce289" table:formula="of:=[.N123]*[.N124]" office:value-type="float" office:value="118.096354049571" calcext:value-type="float">
            <text:p>118,10</text:p>
          </table:table-cell>
          <table:table-cell table:style-name="ce38" table:formula="of:=[.O123]*[.O124]" office:value-type="float" office:value="118.096354049571" calcext:value-type="float">
            <text:p>118,10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Номинальный момент двигателя, Нм</text:p>
          </table:table-cell>
          <table:table-cell table:style-name="ce903" office:value-type="string" calcext:value-type="string">
            <text:p>номинальный момент двигателя</text:p>
          </table:table-cell>
          <table:table-cell table:style-name="ce213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960" table:formula="of:=[.L43]*1000/(2*PI()*[.L44]/60)" office:value-type="float" office:value="76.1911961610137" calcext:value-type="float">
            <text:p>76,2</text:p>
          </table:table-cell>
          <table:table-cell table:style-name="ce26" table:formula="of:=[.M43]*1000/(2*PI()*[.M44]/60)" office:value-type="float" office:value="76.1911961610137" calcext:value-type="float">
            <text:p>76,19</text:p>
          </table:table-cell>
          <table:table-cell table:style-name="ce289" table:formula="of:=[.N43]*1000/(2*PI()*[.N44]/60)" office:value-type="float" office:value="76.1911961610137" calcext:value-type="float">
            <text:p>76,19</text:p>
          </table:table-cell>
          <table:table-cell table:style-name="ce38" table:formula="of:=[.O43]*1000/(2*PI()*[.O44]/60)" office:value-type="float" office:value="76.1911961610137" calcext:value-type="float">
            <text:p>76,19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татический момент сопротивления, Нм</text:p>
          </table:table-cell>
          <table:table-cell table:style-name="ce903" office:value-type="string" calcext:value-type="string">
            <text:p>статический момент сопротивления</text:p>
          </table:table-cell>
          <table:table-cell table:style-name="ce213" office:value-type="string" calcext:value-type="string">
            <text:p>\frac{#1 \x #2}{2 \x #3 \x #4}</text:p>
          </table:table-cell>
          <table:table-cell table:style-name="ce213" table:formula="of:=[.I123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ст}</text:p>
          </table:table-cell>
          <table:table-cell table:style-name="ce131"/>
          <table:table-cell table:style-name="ce950" table:formula="of:=[.L23]*[.L17]/1000/2/[.L63]/[.L39]" office:value-type="float" office:value="78.8345588235294" calcext:value-type="float">
            <text:p>78,83</text:p>
          </table:table-cell>
          <table:table-cell table:style-name="ce26" table:formula="of:=[.M23]*[.M17]/1000/2/[.M63]/[.M39]" office:value-type="float" office:value="65.2014807731092" calcext:value-type="float">
            <text:p>65,20</text:p>
          </table:table-cell>
          <table:table-cell table:style-name="ce289" table:formula="of:=[.N23]*[.N17]/1000/2/[.N63]/[.N39]" office:value-type="float" office:value="82.1538657741177" calcext:value-type="float">
            <text:p>82,15</text:p>
          </table:table-cell>
          <table:table-cell table:style-name="ce3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912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1017" table:formula="of:=[.P60]/60/[.P128]" office:value-type="string" office:string-value="" calcext:value-type="error">
            <text:p>#ЗНАЧ!</text:p>
          </table:table-cell>
          <table:table-cell table:style-name="ce1045" table:formula="of:=[.Q60]/60/[.Q128]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963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1017" table:formula="of:=[.P60]/60/[.P129]" office:value-type="string" office:string-value="" calcext:value-type="error">
            <text:p>#ЗНАЧ!</text:p>
          </table:table-cell>
          <table:table-cell table:style-name="ce1045" table:formula="of:=[.Q60]/60/[.Q129]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01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38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103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01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38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103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5"/>
          <table:table-cell table:style-name="ce38" table:formula="of:=[.P82]" office:value-type="string" office:string-value="" calcext:value-type="error">
            <text:p>#ЗНАЧ!</text:p>
          </table:table-cell>
          <table:table-cell table:style-name="ce1039" table:formula="of:=[.Q82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[мое] Время разгона, с</text:p>
          </table:table-cell>
          <table:table-cell table:style-name="ce903"/>
          <table:table-cell table:style-name="ce213" table:number-columns-repeated="3"/>
          <table:table-cell table:style-name="ce131"/>
          <table:table-cell table:style-name="ce950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26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89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38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33" table:formula="of:=g*(Q*0+[.P3]) + [.P12]" office:value-type="float" office:value="130677.048" calcext:value-type="float">
            <text:p>130 677</text:p>
          </table:table-cell>
          <table:table-cell table:style-name="ce1037" table:formula="of:=g*(Q*0+[.Q3]) + [.Q12]" office:value-type="float" office:value="130677.048" calcext:value-type="float">
            <text:p>130 677</text:p>
          </table:table-cell>
          <table:table-cell/>
          <table:table-cell table:style-name="ce130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0"/>
          <table:table-cell table:style-name="ce120" office:value-type="string" calcext:value-type="string">
            <text:p>Вес, Н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 table:formula="of:=([.L3]+Q*1)*g+[.L12]" office:value-type="float" office:value="523366.96" calcext:value-type="float">
            <text:p>523 367</text:p>
          </table:table-cell>
          <table:table-cell table:style-name="ce21" table:formula="of:=([.M3]+Q*1)*g+[.M12]" office:value-type="float" office:value="523077.048" calcext:value-type="float">
            <text:p>523 077</text:p>
          </table:table-cell>
          <table:table-cell table:style-name="ce287" table:formula="of:=([.N3]+Q*1)*g+[.N12]" office:value-type="float" office:value="523077.048" calcext:value-type="float">
            <text:p>523 077</text:p>
          </table:table-cell>
          <table:table-cell table:style-name="ce33" table:formula="of:=([.O3]+Q*1)*g+[.O12]" office:value-type="float" office:value="523077.048" calcext:value-type="float">
            <text:p>523 077</text:p>
          </table:table-cell>
          <table:table-cell table:style-name="ce35" table:formula="of:=2*[.P53]/[.P17]*1000" office:value-type="string" office:string-value="" calcext:value-type="error">
            <text:p>#ЗНАЧ!</text:p>
          </table:table-cell>
          <table:table-cell table:style-name="ce1044" table:formula="of:=2*[.Q53]/[.Q17]*1000" office:value-type="string" office:string-value="" calcext:value-type="error">
            <text:p>#ЗНАЧ!</text:p>
          </table:table-cell>
          <table:table-cell/>
          <table:table-cell table:style-name="ce15" table:number-columns-repeated="1013"/>
          <table:table-cell/>
        </table:table-row>
        <table:table-row table:style-name="ro1">
          <table:table-cell table:number-columns-repeated="4"/>
          <table:table-cell table:style-name="ce130"/>
          <table:table-cell table:style-name="ce120"/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21"/>
          <table:table-cell table:style-name="ce287"/>
          <table:table-cell table:style-name="ce33"/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[еще раз из методички] Время разгона, с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982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87"/>
          <table:table-cell table:style-name="ce33"/>
          <table:table-cell table:style-name="ce1017" table:formula="of:=g*([.P137]/[.P136]*2/4*[.P138] - [.P25])" office:value-type="float" office:value="0.591665625" calcext:value-type="float">
            <text:p>0,592</text:p>
          </table:table-cell>
          <table:table-cell table:style-name="ce104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Статический момент сопротивления, Нм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26" table:formula="of:=[.M17]/1000/2*([.M24]+[.M29])/[.M63]/[.M39]" office:value-type="float" office:value="65.2014807731092" calcext:value-type="float">
            <text:p>65,20</text:p>
          </table:table-cell>
          <table:table-cell table:style-name="ce998"/>
          <table:table-cell table:style-name="ce1018"/>
          <table:table-cell table:style-name="ce1017" table:formula="of:=g*([.P137]/[.P136]*2/4*[.P138] + [.P25])" office:value-type="float" office:value="0.879834375" calcext:value-type="float">
            <text:p>0,880</text:p>
          </table:table-cell>
          <table:table-cell table:style-name="ce104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13"/>
          <table:table-cell table:style-name="ce566"/>
          <table:table-cell table:style-name="ce863"/>
          <table:table-cell table:style-name="ce35" office:value-type="float" office:value="1.2" calcext:value-type="float">
            <text:p>1,2</text:p>
          </table:table-cell>
          <table:table-cell table:style-name="ce1044" office:value-type="float" office:value="1.2" calcext:value-type="float">
            <text:p>1,2</text:p>
          </table:table-cell>
          <table:table-cell/>
          <table:table-cell table:style-name="ce15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566"/>
          <table:table-cell table:style-name="ce863"/>
          <table:table-cell table:style-name="ce38" office:value-type="float" office:value="0.2" calcext:value-type="float">
            <text:p>0,20</text:p>
          </table:table-cell>
          <table:table-cell table:style-name="ce1039" office:value-type="float" office:value="0.2" calcext:value-type="float">
            <text:p>0,20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Фактическое ускорение при разгоне, м/с2</text:p>
          </table:table-cell>
          <table:table-cell table:style-name="ce911" office:value-type="string" calcext:value-type="string">
            <text:p>расчетное ускорение при разгоне</text:p>
          </table:table-cell>
          <table:table-cell table:style-name="ce222" office:value-type="string" calcext:value-type="string">
            <text:p>\frac{#1}{#2}</text:p>
          </table:table-cell>
          <table:table-cell table:style-name="ce222" office:value-type="string" calcext:value-type="string">
            <text:p>м/с$^2$</text:p>
          </table:table-cell>
          <table:table-cell table:style-name="ce213" office:value-type="string" calcext:value-type="string">
            <text:p>a_\text{разг}</text:p>
          </table:table-cell>
          <table:table-cell table:style-name="ce138"/>
          <table:table-cell table:style-name="ce962" table:formula="of:=[.L72]/60/[.L140]" office:value-type="float" office:value="0.783624811142228" calcext:value-type="float">
            <text:p>0,784</text:p>
          </table:table-cell>
          <table:table-cell table:style-name="ce981" table:formula="of:=[.M72]/60/[.M140]" office:value-type="float" office:value="0.824863986927818" calcext:value-type="float">
            <text:p>0,825</text:p>
          </table:table-cell>
          <table:table-cell table:style-name="ce999" table:formula="of:=[.N72]/60/[.N140]" office:value-type="float" office:value="0.644071588101975" calcext:value-type="float">
            <text:p>0,644</text:p>
          </table:table-cell>
          <table:table-cell table:style-name="ce1019" table:formula="of:=[.O72]/60/[.O140]" office:value-type="float" office:value="0.753602667356278" calcext:value-type="float">
            <text:p>0,754</text:p>
          </table:table-cell>
          <table:table-cell table:style-name="ce38" office:value-type="float" office:value="0.9" calcext:value-type="float">
            <text:p>0,90</text:p>
          </table:table-cell>
          <table:table-cell table:style-name="ce1039" office:value-type="float" office:value="0.9" calcext:value-type="float">
            <text:p>0,90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Фактическое ускорение при торможении, м/с2</text:p>
          </table:table-cell>
          <table:table-cell table:style-name="ce911" office:value-type="string" calcext:value-type="string">
            <text:p>расчетное ускорение при торможении</text:p>
          </table:table-cell>
          <table:table-cell table:style-name="ce222" office:value-type="string" calcext:value-type="string">
            <text:p>\frac{#1}{#2}</text:p>
          </table:table-cell>
          <table:table-cell table:style-name="ce222" table:formula="of:=[.I138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a_\text{торм}</text:p>
          </table:table-cell>
          <table:table-cell table:style-name="ce138"/>
          <table:table-cell table:style-name="ce962" table:formula="of:=[.L72]/60/[.L141]" office:value-type="float" office:value="0.17771343660871" calcext:value-type="float">
            <text:p>0,178</text:p>
          </table:table-cell>
          <table:table-cell table:style-name="ce981" table:formula="of:=[.M72]/60/[.M141]" office:value-type="float" office:value="0.154971014046873" calcext:value-type="float">
            <text:p>0,155</text:p>
          </table:table-cell>
          <table:table-cell table:style-name="ce999" table:formula="of:=[.N72]/60/[.N141]" office:value-type="float" office:value="0.15814731833681" calcext:value-type="float">
            <text:p>0,158</text:p>
          </table:table-cell>
          <table:table-cell table:style-name="ce1019" table:formula="of:=[.O72]/60/[.O141]" office:value-type="float" office:value="0.162080031190653" calcext:value-type="float">
            <text:p>0,162</text:p>
          </table:table-cell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Фактическое время разгона, с</text:p>
          </table:table-cell>
          <table:table-cell table:style-name="ce903" office:value-type="string" calcext:value-type="string">
            <text:p>расчетное время разгона</text:p>
          </table:table-cell>
          <table:table-cell table:style-name="ce213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213" office:value-type="string" calcext:value-type="string">
            <text:p>с</text:p>
          </table:table-cell>
          <table:table-cell table:style-name="ce213" office:value-type="string" calcext:value-type="string">
            <text:p>t_\text{разг}</text:p>
          </table:table-cell>
          <table:table-cell table:style-name="ce131"/>
          <table:table-cell table:style-name="ce950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26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995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1020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103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104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Фактическое время торможения, с</text:p>
          </table:table-cell>
          <table:table-cell table:style-name="ce903" office:value-type="string" calcext:value-type="string">
            <text:p>расчетное время торможения</text:p>
          </table:table-cell>
          <table:table-cell table:style-name="ce213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213" office:value-type="string" calcext:value-type="string">
            <text:p>с</text:p>
          </table:table-cell>
          <table:table-cell table:style-name="ce213" office:value-type="string" calcext:value-type="string">
            <text:p>t_\text{торм}</text:p>
          </table:table-cell>
          <table:table-cell table:style-name="ce131"/>
          <table:table-cell table:style-name="ce950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26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995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1020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103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104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31"/>
          <table:table-cell table:style-name="ce124" office:value-type="string" calcext:value-type="string">
            <text:p>Принимаемая настройка тормозного момента, Нм</text:p>
          </table:table-cell>
          <table:table-cell table:style-name="ce903" office:value-type="string" calcext:value-type="string">
            <text:p>настройка тормозного момента</text:p>
          </table:table-cell>
          <table:table-cell table:style-name="ce213"/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table:formula="of:=[.J99]" office:value-type="string" office:string-value="T_\text{торм.р}" calcext:value-type="string">
            <text:p>T_\text{торм.р}</text:p>
          </table:table-cell>
          <table:table-cell table:style-name="ce131"/>
          <table:table-cell table:style-name="ce950" table:formula="of:=[.L99]" office:value-type="float" office:value="5.25885940415764" calcext:value-type="float">
            <text:p>5,26</text:p>
          </table:table-cell>
          <table:table-cell table:style-name="ce26" table:formula="of:=[.M99]" office:value-type="float" office:value="5.15716462018262" calcext:value-type="float">
            <text:p>5,16</text:p>
          </table:table-cell>
          <table:table-cell table:style-name="ce995" table:formula="of:=[.N99]" office:value-type="float" office:value="6.4980274214301" calcext:value-type="float">
            <text:p>6,50</text:p>
          </table:table-cell>
          <table:table-cell table:style-name="ce1020" table:formula="of:=[.O99]" office:value-type="float" office:value="5.80181019770545" calcext:value-type="float">
            <text:p>5,80</text:p>
          </table:table-cell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Вес тележки, Н</text:p>
          </table:table-cell>
          <table:table-cell table:style-name="ce900" office:value-type="string" calcext:value-type="string">
            <text:p>вес тележки без груза</text:p>
          </table:table-cell>
          <table:table-cell table:style-name="ce205" office:value-type="string" calcext:value-type="string">
            <text:p>#1 + #2 \x #3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</text:p>
          </table:table-cell>
          <table:table-cell table:style-name="ce130"/>
          <table:table-cell table:style-name="ce944" table:formula="of:=ORG.LIBREOFFICE.ROUNDSIG([.L12] + [.L3]*g; 3)" office:value-type="float" office:value="131000" calcext:value-type="float">
            <text:p>131 000</text:p>
          </table:table-cell>
          <table:table-cell table:style-name="ce21" table:formula="of:=g*(Q*0+[.M3]) + [.M12]" office:value-type="float" office:value="130677.048" calcext:value-type="float">
            <text:p>130 677</text:p>
          </table:table-cell>
          <table:table-cell table:style-name="ce998" table:formula="of:=g*(Q*0+[.N3]) + [.N12]" office:value-type="float" office:value="130677.048" calcext:value-type="float">
            <text:p>130 677</text:p>
          </table:table-cell>
          <table:table-cell table:style-name="ce1021" table:formula="of:=g*(Q*0+[.O3]) + [.O12]" office:value-type="float" office:value="130677.048" calcext:value-type="float">
            <text:p>130 677</text:p>
          </table:table-cell>
          <table:table-cell table:style-name="ce1017" table:formula="of:=g*(2/4*([.P137]/[.P136]+[.P26]*[.P20]/[.P17]) - [.P25])" office:value-type="float" office:value="0.68997" calcext:value-type="float">
            <text:p>0,690</text:p>
          </table:table-cell>
          <table:table-cell table:style-name="ce104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25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style-name="ce895" office:value-type="string" calcext:value-type="string">
            <text:p>2*U_red / D_kol</text:p>
          </table:table-cell>
          <table:table-cell table:style-name="ce913" office:value-type="string" calcext:value-type="string">
            <text:p>XXX</text:p>
          </table:table-cell>
          <table:table-cell table:style-name="ce931"/>
          <table:table-cell table:style-name="ce931" office:value-type="string" calcext:value-type="string">
            <text:p>м$^{-1}$</text:p>
          </table:table-cell>
          <table:table-cell table:style-name="ce931" office:value-type="string" calcext:value-type="string">
            <text:p>\frac{2 U}{D_\text{к}}</text:p>
          </table:table-cell>
          <table:table-cell table:style-name="ce15"/>
          <table:table-cell table:style-name="ce964" table:formula="of:=2*[.L63]/[.L17]*1000" office:value-type="float" office:value="140" calcext:value-type="float">
            <text:p>140</text:p>
          </table:table-cell>
          <table:table-cell table:style-name="ce23" table:formula="of:=2*[.M63]/[.M17]*1000" office:value-type="float" office:value="157.5" calcext:value-type="float">
            <text:p>157,5</text:p>
          </table:table-cell>
          <table:table-cell table:style-name="ce1000" table:formula="of:=2*[.N63]/[.N17]*1000" office:value-type="float" office:value="125" calcext:value-type="float">
            <text:p>125</text:p>
          </table:table-cell>
          <table:table-cell table:style-name="ce1022" table:formula="of:=2*[.O63]/[.O17]*1000" office:value-type="float" office:value="140" calcext:value-type="float">
            <text:p>140</text:p>
          </table:table-cell>
          <table:table-cell table:style-name="ce1017" table:formula="of:=g*(2/4*([.P137]/[.P136]-[.P26]*[.P20]/[.P17]) + [.P25]/[.P28])" office:value-type="float" office:value="0.858579375" calcext:value-type="float">
            <text:p>0,859</text:p>
          </table:table-cell>
          <table:table-cell table:style-name="ce104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25" table:number-columns-repeated="1014"/>
        </table:table-row>
        <table:table-row table:style-name="ro1">
          <table:table-cell table:number-columns-repeated="4"/>
          <table:table-cell table:style-name="ce861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965"/>
          <table:table-cell table:style-name="ce982"/>
          <table:table-cell table:style-name="ce1001"/>
          <table:table-cell table:style-name="ce1023"/>
          <table:table-cell table:style-name="ce103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104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Допускаемое ускорение при разгоне, м/с2</text:p>
          </table:table-cell>
          <table:table-cell table:style-name="ce911" office:value-type="string" calcext:value-type="string">
            <text:p>допускаемое ускорение при разгоне</text:p>
          </table:table-cell>
          <table:table-cell table:style-name="ce222" office:value-type="string" calcext:value-type="string">
            <text:p>#1 \cdot (\frac{#2}{#3}\cdot\frac{#4}{#5}\cdot #6 - #7)</text:p>
          </table:table-cell>
          <table:table-cell table:style-name="ce222" table:formula="of:=[.I147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[a_\text{разг}]</text:p>
          </table:table-cell>
          <table:table-cell table:style-name="ce138"/>
          <table:table-cell table:style-name="ce962" table:formula="of:=g*([.L149]/[.L148]*[.L14]/[.L13]*[.L150] - [.L25])" office:value-type="float" office:value="0.579403125" calcext:value-type="float">
            <text:p>0,579</text:p>
          </table:table-cell>
          <table:table-cell table:style-name="ce981" table:formula="of:=g*([.M149]/[.M148]*2/4*[.M150] - [.M25])" office:value-type="float" office:value="0.591665625" calcext:value-type="float">
            <text:p>0,592</text:p>
          </table:table-cell>
          <table:table-cell table:style-name="ce999" table:formula="of:=g*([.N149]/[.N148]*2/4*[.N150] - [.N25])" office:value-type="float" office:value="0.591665625" calcext:value-type="float">
            <text:p>0,592</text:p>
          </table:table-cell>
          <table:table-cell table:style-name="ce1019" table:formula="of:=g*([.O149]/[.O148]*2/4*[.O150] - [.O25])" office:value-type="float" office:value="0.591665625" calcext:value-type="float">
            <text:p>0,592</text:p>
          </table:table-cell>
          <table:table-cell table:style-name="ce103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104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Допускаемое ускорение при торможении, м/с2</text:p>
          </table:table-cell>
          <table:table-cell table:style-name="ce911" office:value-type="string" calcext:value-type="string">
            <text:p>допускаемое ускорение при торможении</text:p>
          </table:table-cell>
          <table:table-cell table:style-name="ce222" office:value-type="string" calcext:value-type="string">
            <text:p>#1 \cdot (\frac{#2}{#3}\cdot\frac{#4}{#5}\cdot #6 + #7)</text:p>
          </table:table-cell>
          <table:table-cell table:style-name="ce222" table:formula="of:=[.I139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[a_\text{торм}]</text:p>
          </table:table-cell>
          <table:table-cell table:style-name="ce138"/>
          <table:table-cell table:style-name="ce962" table:formula="of:=g*([.L149]/[.L148]*[.L14]/[.L13]*[.L150] + [.L25])" office:value-type="float" office:value="0.892096875" calcext:value-type="float">
            <text:p>0,892</text:p>
          </table:table-cell>
          <table:table-cell table:style-name="ce981" table:formula="of:=g*([.M149]/[.M148]*2/4*[.M150] + [.M25])" office:value-type="float" office:value="0.879834375" calcext:value-type="float">
            <text:p>0,880</text:p>
          </table:table-cell>
          <table:table-cell table:style-name="ce146" table:formula="of:=g*([.N149]/[.N148]*2/4*[.N150] + [.N25])" office:value-type="float" office:value="0.879834375" calcext:value-type="float">
            <text:p>0,880</text:p>
          </table:table-cell>
          <table:table-cell table:style-name="ce138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878"/>
          <table:table-cell table:style-name="ce895" office:value-type="string" calcext:value-type="string">
            <text:p>Коэф. запаса</text:p>
          </table:table-cell>
          <table:table-cell table:style-name="ce913" office:value-type="string" calcext:value-type="string">
            <text:p>коэффициент запаса сцепления</text:p>
          </table:table-cell>
          <table:table-cell table:style-name="ce931" table:number-columns-repeated="2"/>
          <table:table-cell table:style-name="ce931" office:value-type="string" calcext:value-type="string">
            <text:p>K_\text{зап}</text:p>
          </table:table-cell>
          <table:table-cell table:style-name="ce15" office:value-type="string" calcext:value-type="string">
            <text:p>K_zap</text:p>
          </table:table-cell>
          <table:table-cell table:style-name="ce964" office:value-type="float" office:value="1.2" calcext:value-type="float">
            <text:p>1,2</text:p>
          </table:table-cell>
          <table:table-cell table:style-name="ce23" office:value-type="float" office:value="1.2" calcext:value-type="float">
            <text:p>1,2</text:p>
          </table:table-cell>
          <table:table-cell table:style-name="ce300" office:value-type="float" office:value="1.2" calcext:value-type="float">
            <text:p>1,2</text:p>
          </table:table-cell>
          <table:table-cell table:style-name="ce15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коэф. сцепления</text:p>
          </table:table-cell>
          <table:table-cell table:style-name="ce903" office:value-type="string" calcext:value-type="string">
            <text:p>коэффициент сцепления колеса с рельсом</text:p>
          </table:table-cell>
          <table:table-cell table:style-name="ce213" table:number-columns-repeated="2"/>
          <table:table-cell table:style-name="ce213" office:value-type="string" calcext:value-type="string">
            <text:p>\phi</text:p>
          </table:table-cell>
          <table:table-cell table:style-name="ce131" office:value-type="string" calcext:value-type="string">
            <text:p>phi</text:p>
          </table:table-cell>
          <table:table-cell table:style-name="ce950" office:value-type="float" office:value="0.2" calcext:value-type="float">
            <text:p>0,20</text:p>
          </table:table-cell>
          <table:table-cell table:style-name="ce26" office:value-type="float" office:value="0.2" calcext:value-type="float">
            <text:p>0,20</text:p>
          </table:table-cell>
          <table:table-cell table:style-name="ce289" office:value-type="float" office:value="0.2" calcext:value-type="float">
            <text:p>0,20</text:p>
          </table:table-cell>
          <table:table-cell table:style-name="ce131" office:value-type="float" office:value="0.2" calcext:value-type="float">
            <text:p>0,20</text:p>
          </table:table-cell>
          <table:table-cell table:style-name="ce1031" table:formula="of:=7500*[.P150]*[.P152]*([.P154]*[.P156]/([.P17]/10)^2)^(1/3)" office:value-type="string" office:string-value="" calcext:value-type="error">
            <text:p>#ЗНАЧ!</text:p>
          </table:table-cell>
          <table:table-cell table:style-name="ce104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879" table:number-columns-repeated="1013"/>
          <table:table-cell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[мое] коэффициент развесовки ведущих колес пустой тележки</text:p>
          </table:table-cell>
          <table:table-cell table:style-name="ce914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213" table:number-columns-repeated="2"/>
          <table:table-cell table:style-name="ce213" office:value-type="string" calcext:value-type="string">
            <text:p>k</text:p>
          </table:table-cell>
          <table:table-cell table:style-name="ce131" office:value-type="string" calcext:value-type="string">
            <text:p>k</text:p>
          </table:table-cell>
          <table:table-cell table:style-name="ce950" office:value-type="float" office:value="0.9" calcext:value-type="float">
            <text:p>0,90</text:p>
          </table:table-cell>
          <table:table-cell table:style-name="ce26" office:value-type="float" office:value="0.9" calcext:value-type="float">
            <text:p>0,90</text:p>
          </table:table-cell>
          <table:table-cell table:style-name="ce289" office:value-type="float" office:value="0.9" calcext:value-type="float">
            <text:p>0,90</text:p>
          </table:table-cell>
          <table:table-cell table:style-name="ce131" office:value-type="float" office:value="0.9" calcext:value-type="float">
            <text:p>0,90</text:p>
          </table:table-cell>
          <table:table-cell table:style-name="ce1030" table:formula="of:=(0.113+0.11)/2" office:value-type="float" office:value="0.1115" calcext:value-type="float">
            <text:p>0,112</text:p>
          </table:table-cell>
          <table:table-cell table:style-name="ce1046" table:formula="of:=(0.113+0.11)/2" office:value-type="float" office:value="0.1115" calcext:value-type="float">
            <text:p>0,112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11"/>
          <table:table-cell table:style-name="ce965"/>
          <table:table-cell table:style-name="ce982"/>
          <table:table-cell table:style-name="ce1003"/>
          <table:table-cell table:style-name="ce88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01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965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982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1003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88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01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965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982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1003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88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1030" table:formula="of:=[.P60]/60" office:value-type="string" office:string-value="" calcext:value-type="error">
            <text:p>#ЗНАЧ!</text:p>
          </table:table-cell>
          <table:table-cell table:style-name="ce1046" table:formula="of:=[.Q60]/60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4"/>
          <table:table-cell table:style-name="ce861" office:value-type="string" calcext:value-type="string">
            <text:p>[из методички]</text:p>
          </table:table-cell>
          <table:table-cell table:number-columns-repeated="6"/>
          <table:table-cell table:style-name="ce965"/>
          <table:table-cell table:style-name="ce982"/>
          <table:table-cell table:number-columns-repeated="2"/>
          <table:table-cell table:style-name="ce1030" table:formula="of:=1+[.P155]*[.P153]" office:value-type="string" office:string-value="" calcext:value-type="error">
            <text:p>#ЗНАЧ!</text:p>
          </table:table-cell>
          <table:table-cell table:style-name="ce1046" table:formula="of:=1+[.Q155]*[.Q153]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style-name="ce122" office:value-type="string" calcext:value-type="string">
            <text:p>Допускаемое ускорение при разгоне, м/с2</text:p>
          </table:table-cell>
          <table:table-cell table:style-name="ce902"/>
          <table:table-cell table:style-name="ce208" table:number-columns-repeated="3"/>
          <table:table-cell table:style-name="ce125"/>
          <table:table-cell table:style-name="ce962"/>
          <table:table-cell table:style-name="ce981" table:formula="of:=g*(2/4*([.M149]/[.M148]+[.M26]*[.M20]/[.M17]) - [.M25])" office:value-type="float" office:value="0.68997" calcext:value-type="float">
            <text:p>0,690</text:p>
          </table:table-cell>
          <table:table-cell table:style-name="ce146" table:formula="of:=g*(2/4*([.N149]/[.N148]+[.N26]*[.N20]/[.N17]) - [.N25])" office:value-type="float" office:value="0.68997" calcext:value-type="float">
            <text:p>0,690</text:p>
          </table:table-cell>
          <table:table-cell table:style-name="ce138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/>
          <table:table-cell table:style-name="ce122" office:value-type="string" calcext:value-type="string">
            <text:p>Допускаемое ускорение при торможении, м/с2</text:p>
          </table:table-cell>
          <table:table-cell table:style-name="ce902"/>
          <table:table-cell table:style-name="ce208" table:number-columns-repeated="3"/>
          <table:table-cell table:style-name="ce125"/>
          <table:table-cell table:style-name="ce962"/>
          <table:table-cell table:style-name="ce981" table:formula="of:=g*(2/4*([.M149]/[.M148]-[.M26]*[.M20]/[.M17]) + [.M25]/[.M28])" office:value-type="float" office:value="0.858579375" calcext:value-type="float">
            <text:p>0,859</text:p>
          </table:table-cell>
          <table:table-cell table:style-name="ce146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38" table:formula="of:=g*(2/4*([.O149]/[.O148]-[.O26]*[.O20]/[.O17]) + [.O25]/[.O28])" office:value-type="float" office:value="0.858579375" calcext:value-type="float">
            <text:p>0,859</text:p>
          </table:table-cell>
          <table:table-cell table:style-name="ce38" table:formula="of:=[.P10]/1000" office:value-type="float" office:value="150.3846513" calcext:value-type="float">
            <text:p>150,38</text:p>
          </table:table-cell>
          <table:table-cell table:style-name="ce1039" table:formula="of:=[.Q10]/1000" office:value-type="float" office:value="150.3846513" calcext:value-type="float">
            <text:p>150,38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965"/>
          <table:table-cell table:style-name="ce982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1003" table:formula="of:=IF([.N138]&lt;=[.N155]; &quot;ДА&quot;; &quot;НЕТ&quot;)" office:value-type="string" office:string-value="ДА" calcext:value-type="string">
            <text:p>ДА</text:p>
          </table:table-cell>
          <table:table-cell table:style-name="ce88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37" table:formula="of:=(g*[.P3]+[.P12])/[.P13]*[.P15]/1000" office:value-type="float" office:value="37.5696513" calcext:value-type="float">
            <text:p>37,57</text:p>
          </table:table-cell>
          <table:table-cell table:style-name="ce104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965"/>
          <table:table-cell table:style-name="ce982" table:formula="of:=IF([.M139]&lt;=[.M156]; &quot;ДА&quot;; &quot;НЕТ&quot;)" office:value-type="string" office:string-value="ДА" calcext:value-type="string">
            <text:p>ДА</text:p>
          </table:table-cell>
          <table:table-cell table:style-name="ce1003" table:formula="of:=IF([.N139]&lt;=[.N156]; &quot;ДА&quot;; &quot;НЕТ&quot;)" office:value-type="string" office:string-value="ДА" calcext:value-type="string">
            <text:p>ДА</text:p>
          </table:table-cell>
          <table:table-cell table:style-name="ce88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1031" table:formula="of:=[.P159]*(10^4 / [.P160])^(1/9)" office:value-type="string" office:string-value="" calcext:value-type="error">
            <text:p>#ЗНАЧ!</text:p>
          </table:table-cell>
          <table:table-cell table:style-name="ce104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879" table:number-columns-repeated="1013"/>
          <table:table-cell/>
        </table:table-row>
        <table:table-row table:style-name="ro1">
          <table:table-cell table:number-columns-repeated="15"/>
          <table:table-cell table:style-name="ce1033" office:value-type="float" office:value="700" calcext:value-type="float">
            <text:p>700</text:p>
          </table:table-cell>
          <table:table-cell table:style-name="ce1049" office:value-type="float" office:value="700" calcext:value-type="float">
            <text:p>700</text:p>
          </table:table-cell>
          <table:table-cell/>
          <table:table-cell table:style-name="ce861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33" table:formula="of:=[.P161]*[.P162]" office:value-type="string" office:string-value="" calcext:value-type="error">
            <text:p>#ЗНАЧ!</text:p>
          </table:table-cell>
          <table:table-cell table:style-name="ce1037" table:formula="of:=[.Q161]*[.Q162]" office:value-type="string" office:string-value="" calcext:value-type="error">
            <text:p>#ЗНАЧ!</text:p>
          </table:table-cell>
          <table:table-cell table:style-name="ce1021"/>
          <table:table-cell table:style-name="ce130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879"/>
          <table:table-cell table:style-name="ce896" office:value-type="string" calcext:value-type="string">
            <text:p>Напряжение в контакте обода, МПа</text:p>
          </table:table-cell>
          <table:table-cell table:style-name="ce915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932" office:value-type="string" calcext:value-type="string">
            <text:p>7500 \x #1 \x #2 \cdot \sqrt[3]{\frac{#3 \x #4}{(#5)^2}}</text:p>
          </table:table-cell>
          <table:table-cell table:style-name="ce937" office:value-type="string" calcext:value-type="string">
            <text:p>МПа</text:p>
          </table:table-cell>
          <table:table-cell table:style-name="ce937" office:value-type="string" calcext:value-type="string">
            <text:p>\sigma</text:p>
          </table:table-cell>
          <table:table-cell table:style-name="ce879" office:value-type="string" calcext:value-type="string">
            <text:p>sigma</text:p>
          </table:table-cell>
          <table:table-cell table:style-name="ce943" table:formula="of:=7500*[.L162]*[.L164]*([.L166]*[.L168]/([.L17]/10)^2)^(1/3)" office:value-type="float" office:value="412.443580321027" calcext:value-type="float">
            <text:p>412</text:p>
          </table:table-cell>
          <table:table-cell table:style-name="ce984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302" table:formula="of:=7500*[.N162]*[.N164]*([.N166]*[.N168]/([.N17]/10)^2)^(1/3)" office:value-type="float" office:value="414.36517480848" calcext:value-type="float">
            <text:p>414,4</text:p>
          </table:table-cell>
          <table:table-cell table:style-name="ce87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33" table:formula="of:=3600*[.P164]/PI()/[.P17]*1000*[.P166]" office:value-type="string" office:string-value="" calcext:value-type="error">
            <text:p>#ЗНАЧ!</text:p>
          </table:table-cell>
          <table:table-cell table:style-name="ce103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30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Коэф. радиуса закругления головки рельса</text:p>
          </table:table-cell>
          <table:table-cell table:style-name="ce916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933" table:number-columns-repeated="2"/>
          <table:table-cell table:style-name="ce933" office:value-type="string" calcext:value-type="string">
            <text:p>K</text:p>
          </table:table-cell>
          <table:table-cell table:style-name="ce880" office:value-type="string" calcext:value-type="string">
            <text:p>K</text:p>
          </table:table-cell>
          <table:table-cell table:style-name="ce965" table:formula="of:=(0.113+0.11)/2" office:value-type="float" office:value="0.1115" calcext:value-type="float">
            <text:p>0,112</text:p>
          </table:table-cell>
          <table:table-cell table:style-name="ce982" table:formula="of:=(0.113+0.11)/2" office:value-type="float" office:value="0.1115" calcext:value-type="float">
            <text:p>0,112</text:p>
          </table:table-cell>
          <table:table-cell table:style-name="ce1003" table:formula="of:=(0.113+0.11)/2" office:value-type="float" office:value="0.1115" calcext:value-type="float">
            <text:p>0,112</text:p>
          </table:table-cell>
          <table:table-cell table:style-name="ce88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912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113" table:formula="of:=[.O18]/[.O17]" office:value-type="float" office:value="1.25" calcext:value-type="float">
            <text:p>1,25</text:p>
          </table:table-cell>
          <table:table-cell table:style-name="ce38" table:formula="of:=[.P157]/[.P156]" office:value-type="float" office:value="0.249823708571514" calcext:value-type="float">
            <text:p>0,25</text:p>
          </table:table-cell>
          <table:table-cell table:style-name="ce1039" table:formula="of:=[.Q157]/[.Q156]" office:value-type="float" office:value="0.249823708571514" calcext:value-type="float">
            <text:p>0,25</text:p>
          </table:table-cell>
          <table:table-cell/>
          <table:table-cell table:style-name="ce131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113" office:value-type="float" office:value="1.05" calcext:value-type="float">
            <text:p>1,05</text:p>
          </table:table-cell>
          <table:table-cell table:style-name="ce1030" table:formula="of:=[.P165]*[.P153]" office:value-type="string" office:string-value="" calcext:value-type="error">
            <text:p>#ЗНАЧ!</text:p>
          </table:table-cell>
          <table:table-cell table:style-name="ce1046" table:formula="of:=[.Q165]*[.Q153]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880"/>
          <table:table-cell table:style-name="ce897" office:value-type="string" calcext:value-type="string">
            <text:p>Скорость движения тележки, м/с</text:p>
          </table:table-cell>
          <table:table-cell table:style-name="ce916" office:value-type="string" calcext:value-type="string">
            <text:p>скорость движения тележки</text:p>
          </table:table-cell>
          <table:table-cell table:style-name="ce933" office:value-type="string" calcext:value-type="string">
            <text:p>#1 </text:p>
          </table:table-cell>
          <table:table-cell table:style-name="ce933" office:value-type="string" calcext:value-type="string">
            <text:p>м/с</text:p>
          </table:table-cell>
          <table:table-cell table:style-name="ce933" table:formula="of:=[.J72]" office:value-type="string" office:string-value="V_\text{т}" calcext:value-type="string">
            <text:p>V_\text{т}</text:p>
          </table:table-cell>
          <table:table-cell table:style-name="ce933" table:formula="of:=[.K72]" office:value-type="string" office:string-value="V_t" calcext:value-type="string">
            <text:p>V_t</text:p>
          </table:table-cell>
          <table:table-cell table:style-name="ce965" table:formula="of:=[.L72]/60" office:value-type="float" office:value="0.70311835580343" calcext:value-type="float">
            <text:p>0,703</text:p>
          </table:table-cell>
          <table:table-cell table:style-name="ce982" table:formula="of:=[.M72]/60" office:value-type="float" office:value="0.624994094047493" calcext:value-type="float">
            <text:p>0,625</text:p>
          </table:table-cell>
          <table:table-cell table:style-name="ce1003" table:formula="of:=[.N72]/60" office:value-type="float" office:value="0.787492558499842" calcext:value-type="float">
            <text:p>0,787</text:p>
          </table:table-cell>
          <table:table-cell table:style-name="ce880" table:formula="of:=[.O72]/60" office:value-type="float" office:value="0.70311835580343" calcext:value-type="float">
            <text:p>0,703</text:p>
          </table:table-cell>
          <table:table-cell table:style-name="ce1033" office:value-type="float" office:value="0.6" calcext:value-type="float">
            <text:p>0,6</text:p>
          </table:table-cell>
          <table:table-cell table:style-name="ce1049" office:value-type="float" office:value="0.6" calcext:value-type="float">
            <text:p>0,6</text:p>
          </table:table-cell>
          <table:table-cell/>
          <table:table-cell table:style-name="ce861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Коэф. динамичности пары «колесо-рельс»</text:p>
          </table:table-cell>
          <table:table-cell table:style-name="ce917" office:value-type="string" calcext:value-type="string">
            <text:p>коэффициент динамичности пары «колесо--рельс»</text:p>
          </table:table-cell>
          <table:table-cell table:style-name="ce933" table:number-columns-repeated="2"/>
          <table:table-cell table:style-name="ce933" office:value-type="string" calcext:value-type="string">
            <text:p>K_\text{Д}</text:p>
          </table:table-cell>
          <table:table-cell table:style-name="ce880" office:value-type="string" calcext:value-type="string">
            <text:p>K_Д</text:p>
          </table:table-cell>
          <table:table-cell table:style-name="ce950" table:formula="of:=1+[.L167]*[.L165]" office:value-type="float" office:value="1.10546775337051" calcext:value-type="float">
            <text:p>1,11</text:p>
          </table:table-cell>
          <table:table-cell table:style-name="ce982" table:formula="of:=1+[.M167]*[.M165]" office:value-type="float" office:value="1.09374911410712" calcext:value-type="float">
            <text:p>1,094</text:p>
          </table:table-cell>
          <table:table-cell table:style-name="ce1003" table:formula="of:=1+[.N167]*[.N165]" office:value-type="float" office:value="1.11812388377498" calcext:value-type="float">
            <text:p>1,118</text:p>
          </table:table-cell>
          <table:table-cell table:style-name="ce88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11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31"/>
          <table:table-cell table:style-name="ce124" office:value-type="string" calcext:value-type="string">
            <text:p>Максимальная статическая нагрузка на колесо, кН</text:p>
          </table:table-cell>
          <table:table-cell table:style-name="ce903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903" office:value-type="string" calcext:value-type="string">
            <text:p>#1 </text:p>
          </table:table-cell>
          <table:table-cell table:style-name="ce903" office:value-type="string" calcext:value-type="string">
            <text:p>кН</text:p>
          </table:table-cell>
          <table:table-cell table:style-name="ce938" table:formula="of:=[.J10]" office:value-type="string" office:string-value="P_\text{к.max}" calcext:value-type="string">
            <text:p>P_\text{к.max}</text:p>
          </table:table-cell>
          <table:table-cell table:style-name="ce131" office:value-type="string" calcext:value-type="string">
            <text:p>P</text:p>
          </table:table-cell>
          <table:table-cell table:style-name="ce944" table:formula="of:=[.L10]/1000" office:value-type="float" office:value="150" calcext:value-type="float">
            <text:p>150</text:p>
          </table:table-cell>
          <table:table-cell table:style-name="ce26" table:formula="of:=[.M10]/1000" office:value-type="float" office:value="150.3846513" calcext:value-type="float">
            <text:p>150,38</text:p>
          </table:table-cell>
          <table:table-cell table:style-name="ce289" table:formula="of:=[.N10]/1000" office:value-type="float" office:value="150.3846513" calcext:value-type="float">
            <text:p>150,38</text:p>
          </table:table-cell>
          <table:table-cell table:style-name="ce131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Минимальная нагрузка на колесо, кН</text:p>
          </table:table-cell>
          <table:table-cell table:style-name="ce903" office:value-type="string" calcext:value-type="string">
            <text:p>минимальная статическая нагрузка на колесо</text:p>
          </table:table-cell>
          <table:table-cell table:style-name="ce934" office:value-type="string" calcext:value-type="string">
            <text:p><text:span text:style-name="T5">\frac{#1 \x </text:span><text:span text:style-name="T6">#2 </text:span><text:span text:style-name="T5">+ </text:span><text:span text:style-name="T7">#3}{</text:span><text:span text:style-name="T8">#4}</text:span></text:p>
          </table:table-cell>
          <table:table-cell table:style-name="ce213" office:value-type="string" calcext:value-type="string">
            <text:p>кН</text:p>
          </table:table-cell>
          <table:table-cell table:style-name="ce213" office:value-type="string" calcext:value-type="string">
            <text:p>P_\text{к.min}</text:p>
          </table:table-cell>
          <table:table-cell table:style-name="ce131" office:value-type="string" calcext:value-type="string">
            <text:p>P_min</text:p>
          </table:table-cell>
          <table:table-cell table:style-name="ce966" table:formula="of:=(g*[.L3]+[.L12])/[.L13]/1000" office:value-type="float" office:value="32.74174" calcext:value-type="float">
            <text:p>32,7</text:p>
          </table:table-cell>
          <table:table-cell table:style-name="ce25" table:formula="of:=(g*[.M3]+[.M12])/[.M13]*[.M15]/1000" office:value-type="float" office:value="37.5696513" calcext:value-type="float">
            <text:p>37,57</text:p>
          </table:table-cell>
          <table:table-cell table:style-name="ce303" table:formula="of:=(g*[.N3]+[.N12])/[.N13]*[.N15]/1000" office:value-type="float" office:value="37.5696513" calcext:value-type="float">
            <text:p>37,57</text:p>
          </table:table-cell>
          <table:table-cell table:style-name="ce16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879"/>
          <table:table-cell table:style-name="ce896" office:value-type="string" calcext:value-type="string">
            <text:p>Допускаемое напряжение, МПа</text:p>
          </table:table-cell>
          <table:table-cell table:style-name="ce915" office:value-type="string" calcext:value-type="string">
            <text:p>допускаемое контактное напряжение</text:p>
          </table:table-cell>
          <table:table-cell table:style-name="ce932" office:value-type="string" calcext:value-type="string">
            <text:p><text:span text:style-name="T9">#1 \cdot \sqrt[9]{\frac{</text:span><text:span text:style-name="T10">10^4}{</text:span><text:span text:style-name="T11">#2}}</text:span></text:p>
          </table:table-cell>
          <table:table-cell table:style-name="ce937" office:value-type="string" calcext:value-type="string">
            <text:p>МПа</text:p>
          </table:table-cell>
          <table:table-cell table:style-name="ce879" office:value-type="string" calcext:value-type="string">
            <text:p>[\sigma_N]</text:p>
          </table:table-cell>
          <table:table-cell table:style-name="ce879" office:value-type="string" calcext:value-type="string">
            <text:p>[sigma_N]</text:p>
          </table:table-cell>
          <table:table-cell table:style-name="ce943" table:formula="of:=[.L171]*(10^4 / [.L172])^(1/9)" office:value-type="float" office:value="474.971567545671" calcext:value-type="float">
            <text:p>475</text:p>
          </table:table-cell>
          <table:table-cell table:style-name="ce984" table:formula="of:=[.M171]*(10^4 / [.M172])^(1/9)" office:value-type="float" office:value="479.562204102998" calcext:value-type="float">
            <text:p>479,6</text:p>
          </table:table-cell>
          <table:table-cell table:style-name="ce302" table:formula="of:=[.N171]*(10^4 / [.N172])^(1/9)" office:value-type="float" office:value="467.404258365917" calcext:value-type="float">
            <text:p>467,4</text:p>
          </table:table-cell>
          <table:table-cell table:style-name="ce87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861"/>
          <table:table-cell table:style-name="ce893" office:value-type="string" calcext:value-type="string">
            <text:p>Базовый предел выносливости, МПа</text:p>
          </table:table-cell>
          <table:table-cell table:style-name="ce910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929"/>
          <table:table-cell table:style-name="ce929" office:value-type="string" calcext:value-type="string">
            <text:p>МПа</text:p>
          </table:table-cell>
          <table:table-cell table:style-name="ce861" office:value-type="string" calcext:value-type="string">
            <text:p>[\sigma_0]</text:p>
          </table:table-cell>
          <table:table-cell table:style-name="ce861" office:value-type="string" calcext:value-type="string">
            <text:p>[sigma_0]</text:p>
          </table:table-cell>
          <table:table-cell table:style-name="ce967" office:value-type="float" office:value="700" calcext:value-type="float">
            <text:p>700</text:p>
          </table:table-cell>
          <table:table-cell table:style-name="ce986" office:value-type="float" office:value="700" calcext:value-type="float">
            <text:p>700</text:p>
          </table:table-cell>
          <table:table-cell table:style-name="ce1006" office:value-type="float" office:value="700" calcext:value-type="float">
            <text:p>700</text:p>
          </table:table-cell>
          <table:table-cell table:style-name="ce861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30"/>
          <table:table-cell table:style-name="ce120" office:value-type="string" calcext:value-type="string">
            <text:p>Приведенное число оборотов колеса за весь срок службы</text:p>
          </table:table-cell>
          <table:table-cell table:style-name="ce900" office:value-type="string" calcext:value-type="string">
            <text:p>приведенное число оборотов колеса за срок службы</text:p>
          </table:table-cell>
          <table:table-cell table:style-name="ce205" office:value-type="string" calcext:value-type="string">
            <text:p>#2 \cdot #1</text:p>
          </table:table-cell>
          <table:table-cell table:style-name="ce205"/>
          <table:table-cell table:style-name="ce205" office:value-type="string" calcext:value-type="string">
            <text:p>N</text:p>
          </table:table-cell>
          <table:table-cell table:style-name="ce130" office:value-type="string" calcext:value-type="string">
            <text:p>N</text:p>
          </table:table-cell>
          <table:table-cell table:style-name="ce944" table:formula="of:=ORG.LIBREOFFICE.ROUNDSIG([.L173]*[.L174]; 3)" office:value-type="float" office:value="328000" calcext:value-type="float">
            <text:p>328 000</text:p>
          </table:table-cell>
          <table:table-cell table:style-name="ce21" table:formula="of:=[.M173]*[.M174]" office:value-type="float" office:value="300800" calcext:value-type="float">
            <text:p>300 800</text:p>
          </table:table-cell>
          <table:table-cell table:style-name="ce287" table:formula="of:=[.N173]*[.N174]" office:value-type="float" office:value="379008" calcext:value-type="float">
            <text:p>379 008</text:p>
          </table:table-cell>
          <table:table-cell table:style-name="ce130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30"/>
          <table:table-cell table:style-name="ce120" office:value-type="string" calcext:value-type="string">
            <text:p>Полное число оборотов колеса за весь срок службы</text:p>
          </table:table-cell>
          <table:table-cell table:style-name="ce900" office:value-type="string" calcext:value-type="string">
            <text:p>полное число оборотов колеса за срок службы</text:p>
          </table:table-cell>
          <table:table-cell table:style-name="ce935" office:value-type="string" calcext:value-type="string">
            <text:p><text:span text:style-name="T12">\frac{</text:span><text:span text:style-name="T13">#1}{\pi \x #2</text:span><text:span text:style-name="T14">} \cdot </text:span><text:span text:style-name="T15">#3</text:span></text:p>
          </table:table-cell>
          <table:table-cell table:style-name="ce205"/>
          <table:table-cell table:style-name="ce205" office:value-type="string" calcext:value-type="string">
            <text:p>N_C</text:p>
          </table:table-cell>
          <table:table-cell table:style-name="ce130" office:value-type="string" calcext:value-type="string">
            <text:p>N_C</text:p>
          </table:table-cell>
          <table:table-cell table:style-name="ce944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21" table:formula="of:=3600*[.M176]/PI()/[.M17]*1000*[.M178]" office:value-type="float" office:value="1718857.14285714" calcext:value-type="float">
            <text:p>1 718 857</text:p>
          </table:table-cell>
          <table:table-cell table:style-name="ce287" table:formula="of:=3600*[.N176]/PI()/[.N17]*1000*[.N178]" office:value-type="float" office:value="2165760" calcext:value-type="float">
            <text:p>2 165 760</text:p>
          </table:table-cell>
          <table:table-cell table:style-name="ce130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113" table:formula="of:=(0.16+0.19)/2" office:value-type="float" office:value="0.175" calcext:value-type="float">
            <text:p>0,175</text:p>
          </table:table-cell>
          <table:table-cell table:style-name="ce863"/>
          <table:table-cell table:style-name="ce1042"/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Отношение P_min / P</text:p>
          </table:table-cell>
          <table:table-cell table:style-name="ce903" office:value-type="string" calcext:value-type="string">
            <text:p>отношение</text:p>
          </table:table-cell>
          <table:table-cell table:style-name="ce213" office:value-type="string" calcext:value-type="string">
            <text:p>\frac{#1}{#2}</text:p>
          </table:table-cell>
          <table:table-cell table:style-name="ce213"/>
          <table:table-cell table:style-name="ce213" office:value-type="string" calcext:value-type="string">
            <text:p>\frac{P_\text{к.min}}{P_\text{к.max}}</text:p>
          </table:table-cell>
          <table:table-cell table:style-name="ce131" office:value-type="string" calcext:value-type="string">
            <text:p>P_min / P</text:p>
          </table:table-cell>
          <table:table-cell table:style-name="ce950" table:formula="of:=[.L169]/[.L168]" office:value-type="float" office:value="0.218278266666667" calcext:value-type="float">
            <text:p>0,22</text:p>
          </table:table-cell>
          <table:table-cell table:style-name="ce26" table:formula="of:=[.M169]/[.M168]" office:value-type="float" office:value="0.249823708571514" calcext:value-type="float">
            <text:p>0,25</text:p>
          </table:table-cell>
          <table:table-cell table:style-name="ce289" table:formula="of:=[.N169]/[.N168]" office:value-type="float" office:value="0.249823708571514" calcext:value-type="float">
            <text:p>0,25</text:p>
          </table:table-cell>
          <table:table-cell table:style-name="ce131" table:formula="of:=[.O169]/[.O168]" office:value-type="float" office:value="0.249823708571514" calcext:value-type="float">
            <text:p>0,25</text:p>
          </table:table-cell>
          <table:table-cell table:style-name="ce1034" table:formula="of:=COUNTIF([.P2:.P174]; &quot;НЕТ&quot;)" office:value-type="float" office:value="1" calcext:value-type="float">
            <text:p>1</text:p>
          </table:table-cell>
          <table:table-cell table:style-name="ce1050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Усредненная скорость движения колеса, м/с</text:p>
          </table:table-cell>
          <table:table-cell table:style-name="ce916" office:value-type="string" calcext:value-type="string">
            <text:p>усредненная скорость передвижения колеса</text:p>
          </table:table-cell>
          <table:table-cell table:style-name="ce933"/>
          <table:table-cell table:style-name="ce933" table:formula="of:=[.I165]" office:value-type="string" office:string-value="м/с" calcext:value-type="string">
            <text:p>м/с</text:p>
          </table:table-cell>
          <table:table-cell table:style-name="ce933" office:value-type="string" calcext:value-type="string">
            <text:p>V_C</text:p>
          </table:table-cell>
          <table:table-cell table:style-name="ce880" office:value-type="string" calcext:value-type="string">
            <text:p>v_C</text:p>
          </table:table-cell>
          <table:table-cell table:style-name="ce965" table:formula="of:=[.L177]*[.L165]" office:value-type="float" office:value="0.421871013482058" calcext:value-type="float">
            <text:p>0,422</text:p>
          </table:table-cell>
          <table:table-cell table:style-name="ce982" table:formula="of:=[.M177]*[.M165]" office:value-type="float" office:value="0.374996456428496" calcext:value-type="float">
            <text:p>0,375</text:p>
          </table:table-cell>
          <table:table-cell table:style-name="ce1003" table:formula="of:=[.N177]*[.N165]" office:value-type="float" office:value="0.472495535099905" calcext:value-type="float">
            <text:p>0,472</text:p>
          </table:table-cell>
          <table:table-cell table:style-name="ce880" table:formula="of:=[.O177]*[.O165]" office:value-type="float" office:value="0.421871013482058" calcext:value-type="float">
            <text:p>0,422</text:p>
          </table:table-cell>
          <table:table-cell table:style-name="ce1034" table:formula="of:=IF([.P138]=0; &quot;ДА&quot;; &quot;НЕТ&quot;)" office:value-type="string" office:string-value="НЕТ" calcext:value-type="string">
            <text:p>НЕТ</text:p>
          </table:table-cell>
          <table:table-cell table:style-name="ce1050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861"/>
          <table:table-cell table:style-name="ce893" office:value-type="string" calcext:value-type="string">
            <text:p>Коэф. усредненной скорости</text:p>
          </table:table-cell>
          <table:table-cell table:style-name="ce910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929" table:number-columns-repeated="2"/>
          <table:table-cell table:style-name="ce929" office:value-type="string" calcext:value-type="string">
            <text:p>\beta</text:p>
          </table:table-cell>
          <table:table-cell table:style-name="ce861" office:value-type="string" calcext:value-type="string">
            <text:p>beta</text:p>
          </table:table-cell>
          <table:table-cell table:style-name="ce967" office:value-type="float" office:value="0.6" calcext:value-type="float">
            <text:p>0,6</text:p>
          </table:table-cell>
          <table:table-cell table:style-name="ce986" office:value-type="float" office:value="0.6" calcext:value-type="float">
            <text:p>0,6</text:p>
          </table:table-cell>
          <table:table-cell table:style-name="ce1006" office:value-type="float" office:value="0.6" calcext:value-type="float">
            <text:p>0,6</text:p>
          </table:table-cell>
          <table:table-cell table:style-name="ce861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113" office:value-type="float" office:value="1600" calcext:value-type="float">
            <text:p>1600</text:p>
          </table:table-cell>
          <table:table-cell table:style-name="ce31"/>
          <table:table-cell table:style-name="ce1051" office:value-type="string" calcext:value-type="string">
            <text:p>Рабочий вариант Компоновки4</text:p>
          </table:table-cell>
          <table:table-cell/>
          <table:table-cell table:style-name="ce4" table:number-columns-repeated="1014"/>
        </table:table-row>
        <table:table-row table:style-name="ro1">
          <table:table-cell table:number-columns-repeated="14"/>
          <table:table-cell table:style-name="ce113"/>
          <table:table-cell/>
          <table:table-cell table:style-name="ce1052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11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968"/>
          <table:table-cell table:style-name="ce987" table:formula="of:=COUNTIF([.M2:.M186]; &quot;НЕТ&quot;)" office:value-type="float" office:value="3" calcext:value-type="float">
            <text:p>3</text:p>
          </table:table-cell>
          <table:table-cell table:style-name="ce1007" table:formula="of:=COUNTIF([.N2:.N186]; &quot;НЕТ&quot;)" office:value-type="float" office:value="3" calcext:value-type="float">
            <text:p>3</text:p>
          </table:table-cell>
          <table:table-cell table:style-name="ce1025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968"/>
          <table:table-cell table:style-name="ce987" table:formula="of:=IF([.M150]=0; &quot;ДА&quot;; &quot;НЕТ&quot;)" office:value-type="string" office:string-value="НЕТ" calcext:value-type="string">
            <text:p>НЕТ</text:p>
          </table:table-cell>
          <table:table-cell table:style-name="ce1007" table:formula="of:=IF([.N150]=0; &quot;ДА&quot;; &quot;НЕТ&quot;)" office:value-type="string" office:string-value="НЕТ" calcext:value-type="string">
            <text:p>НЕТ</text:p>
          </table:table-cell>
          <table:table-cell table:style-name="ce1025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"/>
          <table:table-cell table:style-name="ce101"/>
          <table:table-cell/>
          <table:table-cell table:style-name="ce73" table:number-columns-repeated="3"/>
          <table:table-cell table:style-name="ce4"/>
          <table:table-cell table:style-name="ce969" office:value-type="string" calcext:value-type="string">
            <text:p>Рабочий вариант Компоновки4</text:p>
          </table:table-cell>
          <table:table-cell table:style-name="ce19"/>
          <table:table-cell table:style-name="ce195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31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945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.00.0000</text:date>, <text:time style:data-style-name="N2" text:time-value="12:41:46.9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09T13:22:22.368000000</dc:date>
    <dc:creator>Никита Валерьевич Мамай</dc:creator>
    <meta:editing-duration>P2DT5H10M29S</meta:editing-duration>
    <meta:editing-cycles>407</meta:editing-cycles>
    <meta:generator>LibreOffice/7.5.3.2$Windows_X86_64 LibreOffice_project/9f56dff12ba03b9acd7730a5a481eea045e468f3</meta:generator>
    <meta:document-statistic meta:table-count="3" meta:cell-count="2043" meta:object-count="0"/>
  </office:meta>
</office:document-meta>
</file>